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1</text:p>
      <text:p text:style-name="Standard"/>
      <text:p text:style-name="Standard">1.</text:p>
      <text:p text:style-name="Standard"><draw:frame draw:style-name="fr1" draw:name="Object1" text:anchor-type="as-char" svg:width="2.8717in" svg:height="0.19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width="2.5154in" svg:height="0.211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width="6.657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6" text:anchor-type="as-char" svg:width="3.9563in" svg:height="0.3217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Object17" text:anchor-type="as-char" svg:width="4.7937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1" draw:name="Object19" text:anchor-type="as-char" svg:width="5.7256in" svg:height="0.2327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Object20" text:anchor-type="as-char" svg:width="6.5339in" svg:height="0.232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1" draw:name="Object9" text:anchor-type="as-char" svg:width="5.2228in" svg:height="0.2327in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ct22" text:anchor-type="as-char" svg:width="5.622in" svg:height="0.2327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1" draw:name="Object21" text:anchor-type="as-char" svg:width="6.1661in" svg:height="0.2327in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4" text:anchor-type="as-char" svg:width="3.6193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7" text:anchor-type="as-char" svg:width="4.7717in" svg:height="0.2327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8" text:anchor-type="as-char" svg:width="5.661in" svg:height="0.2327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1" draw:name="Object10" text:anchor-type="as-char" svg:width="4.6571in" svg:height="0.2327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11" text:anchor-type="as-char" svg:width="5.2008in" svg:height="0.2327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Object12" text:anchor-type="as-char" svg:width="5.2665in" svg:height="0.392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draw:name="Object13" text:anchor-type="as-char" svg:width="4.6429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Object14" text:anchor-type="as-char" svg:width="6.1425in" svg:height="0.3929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15" text:anchor-type="as-char" svg:width="2.6965in" svg:height="0.1839in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ct16" text:anchor-type="as-char" svg:width="5.528in" svg:height="0.2138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1" draw:name="Object5" text:anchor-type="as-char" svg:width="6.0917in" svg:height="0.2138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2" draw:name="Object18" text:anchor-type="as-char" svg:y="-0.2256in" svg:width="6.5075in" svg:height="0.2138in" draw:z-index="15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2" draw:name="Object25" text:anchor-type="as-char" svg:y="0.0008in" svg:width="5.6472in" svg:height="0.2138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2" draw:name="Object26" text:anchor-type="as-char" svg:y="0.0008in" svg:width="3.9161in" svg:height="0.2138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2" draw:name="Object35" text:anchor-type="as-char" svg:y="0.0008in" svg:width="6.4327in" svg:height="0.2138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2" draw:name="Object23" text:anchor-type="as-char" svg:y="0.0008in" svg:width="2.522in" svg:height="0.2138in" draw:z-index="27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1" draw:name="Object27" text:anchor-type="as-char" svg:width="3.9563in" svg:height="0.3217in" draw:z-index="23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1" draw:name="Object28" text:anchor-type="as-char" svg:width="6.2043in" svg:height="0.3217in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2" draw:name="Object24" text:anchor-type="as-char" svg:y="0.0008in" svg:width="6.6311in" svg:height="0.2138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2" draw:name="Object29" text:anchor-type="as-char" svg:y="0.0008in" svg:width="2.6154in" svg:height="0.2138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draw:frame draw:style-name="fr1" draw:name="Object38" text:anchor-type="as-char" svg:width="6.5201in" svg:height="0.3217in" draw:z-index="36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2" draw:name="Object39" text:anchor-type="as-char" svg:y="0.0008in" svg:width="6.0665in" svg:height="0.2138in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<text:soft-page-break/><draw:frame draw:style-name="fr2" draw:name="Object30" text:anchor-type="as-char" svg:y="0.0008in" svg:width="4.1909in" svg:height="0.4063in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2" draw:name="Object31" text:anchor-type="as-char" svg:y="0.0008in" svg:width="5.4807in" svg:height="0.4063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draw:frame draw:style-name="fr2" draw:name="Object33" text:anchor-type="as-char" svg:y="0.0008in" svg:width="4.1717in" svg:height="0.2138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draw:frame draw:style-name="fr2" draw:name="Object34" text:anchor-type="as-char" svg:y="0.0008in" svg:width="5.3043in" svg:height="0.2327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draw:frame draw:style-name="fr2" draw:name="Object36" text:anchor-type="as-char" svg:y="0.0008in" svg:width="3.0366in" svg:height="0.2327in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1" draw:name="Object37" text:anchor-type="as-char" svg:width="6.6638in" svg:height="0.2327in" draw:z-index="35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draw:frame draw:style-name="fr2" draw:name="Object32" text:anchor-type="as-char" svg:y="0.0008in" svg:width="6.439in" svg:height="0.2327in" draw:z-index="38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draw:frame draw:style-name="fr1" draw:name="Object40" text:anchor-type="as-char" svg:width="6.6638in" svg:height="0.2327in" draw:z-index="39"><draw:object xlink:href="./Object 40" xlink:type="simple" xlink:show="embed" xlink:actuate="onLoad"/><draw:image xlink:href="./ObjectReplacements/Object 40" xlink:type="simple" xlink:show="embed" xlink:actuate="onLoad"/></draw:frame><draw:frame draw:style-name="fr2" draw:name="Object41" text:anchor-type="as-char" svg:y="0.0008in" svg:width="6.7252in" svg:height="0.2327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<draw:frame draw:style-name="fr2" draw:name="Object42" text:anchor-type="as-char" svg:y="0.0008in" svg:width="6.2291in" svg:height="0.2327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<draw:frame draw:style-name="fr1" draw:name="Object43" text:anchor-type="as-char" svg:width="6.6638in" svg:height="0.2327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draw:frame draw:style-name="fr2" draw:name="Object44" text:anchor-type="as-char" svg:y="0.0008in" svg:width="3.8492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draw:frame draw:style-name="fr2" draw:name="Object45" text:anchor-type="as-char" svg:y="0.0008in" svg:width="4.1744in" svg:height="0.2327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draw:frame draw:style-name="fr2" draw:name="Object46" text:anchor-type="as-char" svg:y="0.0008in" svg:width="4.2835in" svg:height="0.2327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2" draw:name="Object47" text:anchor-type="as-char" svg:y="0.0008in" svg:width="5.0071in" svg:height="0.2327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draw:frame draw:style-name="fr2" draw:name="Object48" text:anchor-type="as-char" svg:y="0.0008in" svg:width="6.5217in" svg:height="0.2327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<draw:frame draw:style-name="fr1" draw:name="Object49" text:anchor-type="as-char" svg:width="6.6638in" svg:height="0.2327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2" draw:name="Object50" text:anchor-type="as-char" svg:y="0.0008in" svg:width="2.8256in" svg:height="0.2327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2" draw:name="Object55" text:anchor-type="as-char" svg:y="0.0008in" svg:width="3.2008in" svg:height="0.2327in" draw:z-index="56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2" draw:name="Object52" text:anchor-type="as-char" svg:y="0.0008in" svg:width="2.5311in" svg:height="0.2327in" draw:z-index="52"><draw:object xlink:href="./Object 52" xlink:type="simple" xlink:show="embed" xlink:actuate="onLoad"/><draw:image xlink:href="./ObjectReplacements/Object 52" xlink:type="simple" xlink:show="embed" xlink:actuate="onLoad"/></draw:frame><draw:frame draw:style-name="fr2" draw:name="Object53" text:anchor-type="as-char" svg:y="0.0008in" svg:width="5.0071in" svg:height="0.2327in" draw:z-index="51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2" draw:name="Object54" text:anchor-type="as-char" svg:y="0.0008in" svg:width="6.5217in" svg:height="0.2327in" draw:z-index="50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56" text:anchor-type="as-char" svg:width="6.6638in" svg:height="0.2327in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2" draw:name="Object57" text:anchor-type="as-char" svg:y="0.0008in" svg:width="5.0098in" svg:height="0.2327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2" draw:name="Object51" text:anchor-type="as-char" svg:y="0.0008in" svg:width="3.5063in" svg:height="0.2327in" draw:z-index="53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59" text:anchor-type="as-char" svg:width="5.0299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2" draw:name="Object60" text:anchor-type="as-char" svg:y="0.0008in" svg:width="4.5957in" svg:height="0.2327in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2" draw:name="Object58" text:anchor-type="as-char" svg:y="0.0008in" svg:width="3.8508in" svg:height="0.2327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61" text:anchor-type="as-char" svg:width="5.8689in" svg:height="0.3929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2" draw:name="Object62" text:anchor-type="as-char" svg:y="0.0008in" svg:width="3.8228in" svg:height="0.2327in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2" draw:name="Object63" text:anchor-type="as-char" svg:y="0.0008in" svg:width="5.7445in" svg:height="0.2138in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3" draw:name="Object65" text:anchor-type="as-char" svg:width="1.448in" svg:height="0.2138in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><draw:frame draw:style-name="fr2" draw:name="Object64" text:anchor-type="as-char" svg:y="0.0008in" svg:width="5.561in" svg:height="0.2138in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2" draw:name="Object66" text:anchor-type="as-char" svg:y="0in" svg:width="3.272in" svg:height="0.2327in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3" draw:name="Object67" text:anchor-type="as-char" svg:width="5.0102in" svg:height="0.2327in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><draw:frame draw:style-name="fr1" draw:name="Object68" text:anchor-type="as-char" svg:width="4.6118in" svg:height="0.3929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69" text:anchor-type="as-char" svg:width="5.4862in" svg:height="0.3929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text:soft-page-break/>2.</text:p>
      <text:p text:style-name="Standard"><draw:frame draw:style-name="fr1" draw:name="Object70" text:anchor-type="as-char" svg:width="2.2028in" svg:height="0.1902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71" text:anchor-type="as-char" svg:width="2.4516in" svg:height="0.2327in" draw:z-index="70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><draw:frame draw:style-name="fr1" draw:name="Object72" text:anchor-type="as-char" svg:width="1.4173in" svg:height="0.2138in" draw:z-index="72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73" text:anchor-type="as-char" svg:width="2.5217in" svg:height="0.448in" draw:z-index="71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draw:frame draw:style-name="fr1" draw:name="Object74" text:anchor-type="as-char" svg:width="1.7575in" svg:height="0.448in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77" text:anchor-type="as-char" svg:width="2.6209in" svg:height="0.2091in" draw:z-index="75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<draw:frame draw:style-name="fr1" draw:name="Object76" text:anchor-type="as-char" svg:width="2.7689in" svg:height="0.4925in" draw:z-index="74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78" text:anchor-type="as-char" svg:width="2.5445in" svg:height="0.3217in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75" text:anchor-type="as-char" svg:width="2.7402in" svg:height="0.2138in" draw:z-index="76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79" text:anchor-type="as-char" svg:width="5.3244in" svg:height="0.3217in" draw:z-index="78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<draw:frame draw:style-name="fr1" draw:name="Object80" text:anchor-type="as-char" svg:width="6.3217in" svg:height="0.3217in" draw:z-index="79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2" draw:name="Object81" text:anchor-type="as-char" svg:y="0.0008in" svg:width="4.798in" svg:height="0.4063in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2" draw:name="Object82" text:anchor-type="as-char" svg:y="0.0008in" svg:width="3.6846in" svg:height="0.4063in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2" draw:name="Object83" text:anchor-type="as-char" svg:y="0.0008in" svg:width="4.3382in" svg:height="0.4165in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84" text:anchor-type="as-char" svg:width="5.5984in" svg:height="0.4583in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85" text:anchor-type="as-char" svg:width="6.578in" svg:height="0.4583in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2" draw:name="Object86" text:anchor-type="as-char" svg:y="0.0008in" svg:width="6.6134in" svg:height="0.4228in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2" draw:name="Object87" text:anchor-type="as-char" svg:y="0.0008in" svg:width="3.0634in" svg:height="0.2138in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2" draw:name="Object88" text:anchor-type="as-char" svg:y="0.0008in" svg:width="2.9799in" svg:height="0.3929in" draw:z-index="87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2" draw:name="Object89" text:anchor-type="as-char" svg:y="0.0008in" svg:width="4.3063in" svg:height="0.4165in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2" draw:name="Object90" text:anchor-type="as-char" svg:y="0.0008in" svg:width="5.4126in" svg:height="0.3929in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><draw:frame draw:style-name="fr1" draw:name="Object91" text:anchor-type="as-char" svg:width="6.6083in" svg:height="0.4583in" draw:z-index="90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92" text:anchor-type="as-char" svg:width="5.2874in" svg:height="0.4583in" draw:z-index="91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<draw:frame draw:style-name="fr2" draw:name="Object93" text:anchor-type="as-char" svg:y="0.0008in" svg:width="4.7984in" svg:height="0.4228in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2" draw:name="Object94" text:anchor-type="as-char" svg:y="0.0008in" svg:width="4.1256in" svg:height="0.4165in" draw:z-index="93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text:soft-page-break/><draw:frame draw:style-name="fr2" draw:name="Object95" text:anchor-type="as-char" svg:y="0.0008in" svg:width="3.4484in" svg:height="0.2138in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2" draw:name="Object96" text:anchor-type="as-char" svg:y="0.0008in" svg:width="3.6602in" svg:height="0.2138in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97" text:anchor-type="as-char" svg:y="0.0008in" svg:width="5.7535in" svg:height="0.3929in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/>
      <text:p text:style-name="Standard">3.</text:p>
      <text:p text:style-name="Standard"><draw:frame draw:style-name="fr2" draw:name="Object98" text:anchor-type="as-char" svg:y="0.0008in" svg:width="2.4728in" svg:height="0.1902in" draw:z-index="97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1" draw:name="Object99" text:anchor-type="as-char" svg:width="4.898in" svg:height="0.4484in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<draw:frame draw:style-name="fr1" draw:name="Object100" text:anchor-type="as-char" svg:width="2.6571in" svg:height="0.3327in" draw:z-index="99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1" draw:name="Object101" text:anchor-type="as-char" svg:width="2.6209in" svg:height="0.2091in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><draw:frame draw:style-name="fr1" draw:name="Object103" text:anchor-type="as-char" svg:width="3.8626in" svg:height="0.4484in" draw:z-index="101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04" text:anchor-type="as-char" svg:width="4.9752in" svg:height="0.3929in" draw:z-index="10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06" text:anchor-type="as-char" svg:width="2.622in" svg:height="0.2327in" draw:z-index="103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07" text:anchor-type="as-char" svg:width="5.028in" svg:height="0.3929in" draw:z-index="105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><draw:frame draw:style-name="fr1" draw:name="Object108" text:anchor-type="as-char" svg:width="3.8909in" svg:height="0.2327in" draw:z-index="106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><draw:frame draw:style-name="fr1" draw:name="Object105" text:anchor-type="as-char" svg:width="4.4154in" svg:height="0.3327in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79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Kelman</meta:initial-creator>
    <meta:creation-date>2010-02-02T13:28:01.46</meta:creation-date>
    <dc:date>2010-02-04T11:42:04.53</dc:date>
    <dc:creator>Tony Kelman</dc:creator>
    <meta:editing-duration>PT46H13M49S</meta:editing-duration>
    <meta:editing-cycles>33</meta:editing-cycles>
    <meta:generator>OpenOffice.org/3.1$Win32 OpenOffice.org_project/310m19$Build-9420</meta:generator>
    <meta:document-statistic meta:table-count="0" meta:image-count="0" meta:object-count="107" meta:page-count="4" meta:paragraph-count="110" meta:word-count="10" meta:character-count="1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i>A</math:mi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i>B</math:mi>
      </math:mrow>
      <math:mi>u</math:mi>
      <math:mrow>
        <math:mo math:stretchy="false">(</math:mo>
        <math:mi>k</math:mi>
        <math:mo math:stretchy="false">)</math:mo>
      </math:mrow>
      <math:mi>,</math:mi>
      <math:mi/>
      <math:mi>y</math:mi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x(k+1) = A x(k) + B u(k) ,` y(k) = C x(k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n>2</math:mn>
      </math:mrow>
      <math:msup>
        <math:mi>y</math:mi>
        <math:mi>T</math:mi>
      </math:msup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+</math:mo>
        <math:msup>
          <math:mi>y</math:mi>
          <math:mi>T</math:mi>
        </math:msup>
      </math:mrow>
      <math:mrow>
        <math:mo math:stretchy="false">(</math:mo>
        <math:mi>N</math:mi>
        <math:mo math:stretchy="false">)</math:mo>
      </math:mrow>
      <math:mi>S</math:mi>
      <math:mi>y</math:mi>
      <math:mrow>
        <math:mo math:stretchy="false">(</math:mo>
        <math:mi>N</math:mi>
        <math:mo math:stretchy="false">)</math:mo>
      </math:mrow>
    </math:mrow>
    <math:annotation math:encoding="StarMath 5.0">2 J^o[x(N), N] = y_d^T(N) S y_d(N) - 2 y^T(N) S y_d(N) + y^T(N) S y(N)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i>S</math:mi>
            <math:mi>,</math:mi>
            <math:mi>N</math:mi>
          </math:mrow>
          <math:mo math:stretchy="false">]</math:mo>
        </math:mrow>
        <math:mo math:stretchy="false">=</math:mo>
        <math:munder>
          <math:mi>min</math:mi>
          <math:msub>
            <math:mi>U</math:mi>
            <math:mi>m</math:mi>
          </math:msub>
        </math:munder>
      </math:mrow>
      <math:mi>J</math:mi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i>S</math:mi>
          <math:mi>,</math:mi>
          <math:mi>N</math:mi>
        </math:mrow>
        <math:mo math:stretchy="false">]</math:mo>
      </math:mrow>
    </math:mrow>
    <math:annotation math:encoding="StarMath 5.0">J^o[x_m , m , S , N] = func min csub{U_m} J[x_m , m , S , N]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m</math:mi>
      </math:msub>
      <math:mo math:stretchy="false">=</math:mo>
      <math:mrow>
        <math:mo math:stretchy="false">{</math:mo>
        <math:mrow>
          <math:mi>u</math:mi>
          <math:mrow>
            <math:mo math:stretchy="false">(</math:mo>
            <math:mi>m</math:mi>
            <math:mo math:stretchy="false">)</math:mo>
          </math:mrow>
          <math:mi>,</math:mi>
          <math:mi/>
          <math:mi>u</math:mi>
          <math:mrow>
            <math:mo math:stretchy="false">(</math:mo>
            <math:mrow>
              <math:mi>m</math:mi>
              <math:mo math:stretchy="false">+</math:mo>
              <math:mn>1</math:mn>
            </math:mrow>
            <math:mo math:stretchy="false">)</math:mo>
          </math:mrow>
          <math:mi>,</math:mi>
          <math:mi/>
          <math:mo math:stretchy="false">…</math:mo>
          <math:mi/>
          <math:mi>,</math:mi>
          <math:mi/>
          <math:mi>u</math:mi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U_m = lbrace u(m),` u(m+1),` dotslow` ,` u(N-1) rbrace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i>N</math:mi>
        </math:munderover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[x_m , m , 0 , N+1] = 1 over 2 sum from k=m to N lbrace x^T(k) Q x(k) + u^T(k) R u(k) rbrace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row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N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N</math:mi>
              <math:mo math:stretchy="false">)</math:mo>
            </math:mrow>
            <math:mi>R</math:mi>
            <math:mi>u</math:mi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  <math:mo math:stretchy="false">+</math:mo>
        <math:mi>J</math:mi>
      </math:mrow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n>0</math:mn>
          <math:mi>,</math:mi>
          <math:mi>N</math:mi>
        </math:mrow>
        <math:mo math:stretchy="false">]</math:mo>
      </math:mrow>
    </math:mrow>
    <math:annotation math:encoding="StarMath 5.0">J[x_m , m , 0 , N+1] = 1 over 2 lbrace x^T(N) Q x(N) + u^T(N) R u(N) rbrace + J[x_m , m , 0 , N]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=</math:mo>
        <math:munder>
          <math:mi>min</math:mi>
          <math:mrow>
            <math:msub>
              <math:mi>U</math:mi>
              <math:mi>m</math:mi>
            </math:msub>
            <math:mi>,</math:mi>
            <math:mi>u</math:mi>
            <math:mrow>
              <math:mo math:stretchy="false">(</math:mo>
              <math:mi>N</math:mi>
              <math:mo math:stretchy="false">)</math:mo>
            </math:mrow>
          </math:mrow>
        </math:munder>
      </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≥</math:mo>
        <math:msup>
          <math:mi>J</math:mi>
          <math:mi>o</math:mi>
        </math:msup>
      </math:mrow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n>0</math:mn>
          <math:mi>,</math:mi>
          <math:mi>N</math:mi>
        </math:mrow>
        <math:mo math:stretchy="false">]</math:mo>
      </math:mrow>
    </math:mrow>
    <math:annotation math:encoding="StarMath 5.0">J^o[x_m , m , 0 , N+1] = func min csub{U_m , u(N)} J[x_m , m , 0 , N+1] &gt;= J^o[x_m , m , 0 , N]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i>N</math:mi>
          </math:mrow>
          <math:mo math:stretchy="false">]</math:mo>
        </math:mrow>
        <math:mo math:stretchy="false">≥</math:mo>
        <math:msup>
          <math:mi>J</math:mi>
          <math:mi>o</math:mi>
        </math:msup>
      </math:mrow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n>0</math:mn>
          <math:mi>,</math:mi>
          <math:mi>N</math:mi>
        </math:mrow>
        <math:mo math:stretchy="false">]</math:mo>
      </math:mrow>
      <math:mtext>, so:</math:mtext>
    </math:mrow>
    <math:annotation math:encoding="StarMath 5.0">J[x_m , m , 0 , N] &gt;= J^o[x_m , m , 0 , N] ", so:"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≥</math:mo>
        <math:mfrac>
          <math:mn>1</math:mn>
          <math:mn>2</math:mn>
        </math:mfrac>
      </math:mrow>
      <math:mrow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N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N</math:mi>
              <math:mo math:stretchy="false">)</math:mo>
            </math:mrow>
            <math:mi>R</math:mi>
            <math:mi>u</math:mi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  <math:mo math:stretchy="false">+</math:mo>
        <math:msup>
          <math:mi>J</math:mi>
          <math:mi>o</math:mi>
        </math:msup>
      </math:mrow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n>0</math:mn>
          <math:mi>,</math:mi>
          <math:mi>N</math:mi>
        </math:mrow>
        <math:mo math:stretchy="false">]</math:mo>
      </math:mrow>
    </math:mrow>
    <math:annotation math:encoding="StarMath 5.0">J[x_m , m , 0 , N+1] &gt;= 1 over 2 lbrace x^T(N) Q x(N) + u^T(N) R u(N) rbrace + J^o[x_m , m , 0 , N]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i>Q</math:mi>
        <math:mo math:stretchy="false">≥</math:mo>
        <math:mn>0</math:mn>
      </math:mrow>
      <math:mtext> and </math:mtext>
      <math:mrow>
        <math:mi>R</math:mi>
        <math:mo math:stretchy="false">&gt;</math:mo>
        <math:mn>0</math:mn>
      </math:mrow>
      <math:mtext> so </math:mtext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n>0</math:mn>
            <math:mi>,</math:mi>
            <math:mrow>
              <math:mi>N</math:mi>
              <math:mo math:stretchy="false">+</math:mo>
              <math:mn>1</math:mn>
            </math:mrow>
          </math:mrow>
          <math:mo math:stretchy="false">]</math:mo>
        </math:mrow>
        <math:mo math:stretchy="false">≥</math:mo>
        <math:msup>
          <math:mi>J</math:mi>
          <math:mi>o</math:mi>
        </math:msup>
      </math:mrow>
      <math:mrow>
        <math:mo math:stretchy="false">[</math:mo>
        <math:mrow>
          <math:msub>
            <math:mi>x</math:mi>
            <math:mi>m</math:mi>
          </math:msub>
          <math:mi>,</math:mi>
          <math:mi>m</math:mi>
          <math:mi>,</math:mi>
          <math:mn>0</math:mn>
          <math:mi>,</math:mi>
          <math:mi>N</math:mi>
        </math:mrow>
        <math:mo math:stretchy="false">]</math:mo>
      </math:mrow>
    </math:mrow>
    <math:annotation math:encoding="StarMath 5.0">Q &gt;= 0 " and " R &gt; 0 " so " J[x_m , m , 0 , N+1] &gt;= J^o[x_m , m , 0 , N]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N</math:mi>
        <math:mo math:stretchy="false">)</math:mo>
      </math:mrow>
      <math:msup>
        <math:mi>C</math:mi>
        <math:mi>T</math:mi>
      </math:msup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N</math:mi>
        <math:mo math:stretchy="false">)</math:mo>
      </math:mrow>
      <math:msup>
        <math:mi>C</math:mi>
        <math:mi>T</math:mi>
      </math:msup>
      <math:mi>S</math:mi>
      <math:mi>C</math:mi>
      <math:mi>x</math:mi>
      <math:mrow>
        <math:mo math:stretchy="false">(</math:mo>
        <math:mi>N</math:mi>
        <math:mo math:stretchy="false">)</math:mo>
      </math:mrow>
    </math:mrow>
    <math:annotation math:encoding="StarMath 5.0">2 J^o[x(N), N] = y_d^T(N) S y_d(N) - 2 x^T(N) C^T S y_d(N) + x^T(N) C^T S C x(N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bsup>
        <math:mi>y</math:mi>
        <math:mi>d</math:mi>
        <math:mi>T</math:mi>
      </math:msubsup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sup>
          <math:mi>x</math:mi>
          <math:mi>T</math:mi>
        </math:msup>
      </math:mrow>
      <math:mrow>
        <math:mo math:stretchy="false">(</math:mo>
        <math:mi>N</math:mi>
        <math:mo math:stretchy="false">)</math:mo>
      </math:mrow>
      <math:msup>
        <math:mi>C</math:mi>
        <math:mi>T</math:mi>
      </math:msup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+</math:mo>
        <math:mfrac>
          <math:mn>1</math:mn>
          <math:mn>2</math:mn>
        </math:mfrac>
      </math:mrow>
      <math:msup>
        <math:mi>x</math:mi>
        <math:mi>T</math:mi>
      </math:msup>
      <math:mrow>
        <math:mo math:stretchy="false">(</math:mo>
        <math:mi>N</math:mi>
        <math:mo math:stretchy="false">)</math:mo>
      </math:mrow>
      <math:msup>
        <math:mi>C</math:mi>
        <math:mi>T</math:mi>
      </math:msup>
      <math:mi>S</math:mi>
      <math:mi>C</math:mi>
      <math:mi>x</math:mi>
      <math:mrow>
        <math:mo math:stretchy="false">(</math:mo>
        <math:mi>N</math:mi>
        <math:mo math:stretchy="false">)</math:mo>
      </math:mrow>
    </math:mrow>
    <math:annotation math:encoding="StarMath 5.0">J^o[x(N), N] = 1 over 2 y_d^T(N) S y_d(N) - x^T(N) C^T S y_d(N) + 1 over 2 x^T(N) C^T S C x(N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text>Using the form </math:mtext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i>P</math:mi>
      <math:mrow>
        <math:mo math:stretchy="false">(</math:mo>
        <math:mi>k</math:mi>
        <math:mo math:stretchy="false">)</math:mo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i>b</math:mi>
      <math:mrow>
        <math:mrow>
          <math:mo math:stretchy="false">(</math:mo>
          <math:mi>k</math:mi>
          <math:mo math:stretchy="false">)</math:mo>
        </math:mrow>
        <math:mo math:stretchy="false">+</math:mo>
        <math:mi>c</math:mi>
      </math:mrow>
      <math:mrow>
        <math:mo math:stretchy="false">(</math:mo>
        <math:mi>k</math:mi>
        <math:mo math:stretchy="false">)</math:mo>
      </math:mrow>
    </math:mrow>
    <math:annotation math:encoding="StarMath 5.0">"Using the form " J^o[x(k), k] = 1 over 2 x^T(k) P(k) x(k) + x^T(k) b(k) + c(k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ext>We have final conditions </math:mtext>
      <math:mi>P</math:mi>
      <math:mrow>
        <math:mrow>
          <math:mo math:stretchy="false">(</math:mo>
          <math:mi>N</math:mi>
          <math:mo math:stretchy="false">)</math:mo>
        </math:mrow>
        <math:mo math:stretchy="false">=</math:mo>
        <math:msup>
          <math:mi>C</math:mi>
          <math:mi>T</math:mi>
        </math:msup>
      </math:mrow>
      <math:mi>S</math:mi>
      <math:mi>C</math:mi>
      <math:mi>,</math:mi>
      <math:mi/>
      <math:mi>b</math:mi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o math:stretchy="false">−</math:mo>
          <math:msup>
            <math:mi>C</math:mi>
            <math:mi>T</math:mi>
          </math:msup>
        </math:mrow>
      </math:mrow>
      <math:mi>S</math:mi>
      <math:msub>
        <math:mi>y</math:mi>
        <math:mi>d</math:mi>
      </math:msub>
      <math:mrow>
        <math:mo math:stretchy="false">(</math:mo>
        <math:mi>N</math:mi>
        <math:mo math:stretchy="false">)</math:mo>
      </math:mrow>
      <math:mi>,</math:mi>
      <math:mi/>
      <math:mi>c</math:mi>
      <math:mrow>
        <math:mrow>
          <math:mo math:stretchy="false">(</math:mo>
          <math:mi>N</math:mi>
          <math:mo math:stretchy="false">)</math:mo>
        </math:mrow>
        <math:mo math:stretchy="false">=</math:mo>
        <math:mfrac>
          <math:mn>1</math:mn>
          <math:mn>2</math:mn>
        </math:mfrac>
      </math:mrow>
      <math:msubsup>
        <math:mi>y</math:mi>
        <math:mi>d</math:mi>
        <math:mi>T</math:mi>
      </math:msubsup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o math:stretchy="false">(</math:mo>
        <math:mi>N</math:mi>
        <math:mo math:stretchy="false">)</math:mo>
      </math:mrow>
    </math:mrow>
    <math:annotation math:encoding="StarMath 5.0">"We have final conditions " P(N) = C^T S C ,` b(N) = - C^T S y_d(N) ,` c(N) = 1 over 2 y_d^T(N) S y_d(N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text>Using the same assumed form at </math:mtext>
      <math:mrow>
        <math:mi>k</math:mi>
        <math:mo math:stretchy="false">+</math:mo>
        <math:mn>1</math:mn>
      </math:mrow>
      <math:mi math:fontstyle="normal">:</math:mi>
    </math:mrow>
    <math:annotation math:encoding="StarMath 5.0">"Using the same assumed form at " k+1 :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,</math:mi>
            <math:mrow>
              <math:mi>k</math:mi>
              <math:mo math:stretchy="false">+</math:mo>
              <math:mn>1</math:mn>
            </math:mrow>
          </math:mrow>
          <math:mo math:stretchy="false">]</math:mo>
        </math:mrow>
        <math:mo math:stretchy="false">=</math:mo>
        <math:msup>
          <math:mi>x</math:mi>
          <math:mi>T</math:mi>
        </math:m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2 J^o[x(k+1), k+1] = x^T(k+1) P(k+1) x(k+1) + 2 x^T(k+1) b(k+1) + 2 c(k+1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sup>
          <math:mrow>
            <math:mo math:stretchy="false">[</math:mo>
            <math:mrow>
              <math:mi>A</math:mi>
              <math:mi>x</math:mi>
              <math:mrow>
                <math:mrow>
                  <math:mo math:stretchy="false">(</math:mo>
                  <math:mi>k</math:mi>
                  <math:mo math:stretchy="false">)</math:mo>
                </math:mrow>
                <math:mo math:stretchy="false">+</math:mo>
                <math:mi>B</math:mi>
              </math:mrow>
              <math:mi>u</math:mi>
              <math:mrow>
                <math:mo math:stretchy="false">(</math:mo>
                <math:mi>k</math:mi>
                <math:mo math:stretchy="false">)</math:mo>
              </math:mrow>
            </math:mrow>
            <math:mo math:stretchy="false">]</math:mo>
          </math:mrow>
          <math:mi>T</math:mi>
        </math:msup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row>
          <math:mo math:stretchy="false">[</math:mo>
          <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]</math:mo>
        </math:mrow>
        <math:mo math:stretchy="false">+</math:mo>
        <math:mn>2</math:mn>
      </math:mrow>
      <math:msup>
        <math:mrow>
          <math:mo math:stretchy="false">[</math:mo>
          <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]</math:mo>
        </math:mrow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 = [A x(k) + B u(k)]^T P(k+1) [A x(k) + B u(k)] + 2 [A x(k) + B u(k)]^T b(k+1) + 2 c(k+1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u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row>
        <math:mo math:stretchy="false">{</math:mo>
        <math:mrow>
          <math:msup>
            <math:mrow>
              <math:mo math:stretchy="false">[</math:mo>
              <math:mrow>
                <math:msub>
                  <math:mi>y</math:mi>
                  <math:mi>d</math:mi>
                </math:msub>
                <math:mrow>
                  <math:mrow>
                    <math:mo math:stretchy="false">(</math:mo>
                    <math:mi>k</math:mi>
                    <math:mo math:stretchy="false">)</math:mo>
                  </math:mrow>
                  <math:mo math:stretchy="false">−</math:mo>
                  <math:mi>y</math:mi>
                </math:mrow>
                <math:mrow>
                  <math:mo math:stretchy="false">(</math:mo>
                  <math:mi>k</math:mi>
                  <math:mo math:stretchy="false">)</math:mo>
                </math:mrow>
              </math:mrow>
              <math:mo math:stretchy="false">]</math:mo>
            </math:mrow>
            <math:mi>T</math:mi>
          </math:msup>
          <math:mi>T</math:mi>
          <math:mrow>
            <math:mrow>
              <math:mo math:stretchy="false">[</math:mo>
              <math:mrow>
                <math:msub>
                  <math:mi>y</math:mi>
                  <math:mi>d</math:mi>
                </math:msub>
                <math:mrow>
                  <math:mrow>
                    <math:mo math:stretchy="false">(</math:mo>
                    <math:mi>k</math:mi>
                    <math:mo math:stretchy="false">)</math:mo>
                  </math:mrow>
                  <math:mo math:stretchy="false">−</math:mo>
                  <math:mi>y</math:mi>
                </math:mrow>
                <math:mrow>
                  <math:mo math:stretchy="false">(</math:mo>
                  <math:mi>k</math:mi>
                  <math:mo math:stretchy="false">)</math:mo>
                </math:mrow>
              </math:mrow>
              <math:mo math:stretchy="false">]</math:mo>
            </math:mrow>
            <math:mo math:stretchy="false">+</math:mo>
            <math:msup>
              <math:mi>u</math:mi>
              <math:mi>T</math:mi>
            </math:msup>
          </math:mrow>
          <math:mrow>
            <math:mo math:stretchy="false">(</math:mo>
            <math:mi>k</math:mi>
            <math:mo math:stretchy="false">)</math:mo>
          </math:mrow>
          <math:mi>R</math:mi>
          <math:mi>u</math:mi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</math:mrow>
    <math:annotation math:encoding="StarMath 5.0">L[x(k), u(k), k] = 1 over 2 lbrace [y_d(k) - y(k)]^T T [y_d(k) - y(k)] + u^T(k) R u(k) rbrace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2</math:mn>
      <math:mi>L</math:mi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u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row>
          <math:mo math:stretchy="false">[</math:mo>
          <math:mrow>
            <math:msubsup>
              <math:mi>y</math:mi>
              <math:mi>d</math:mi>
              <math:mi>T</math:mi>
            </math:msubsup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y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</math:mrow>
          <math:mo math:stretchy="false">]</math:mo>
        </math:mrow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row>
          <math:mo math:stretchy="false">[</math:mo>
          <math:mrow>
            <math:msubsup>
              <math:mi>y</math:mi>
              <math:mi>d</math:mi>
              <math:mi>T</math:mi>
            </math:msubsup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y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</math:mrow>
          <math:mo math:stretchy="false">]</math:mo>
        </math:mrow>
      </math:mrow>
      <math:mi>T</math:mi>
      <math:mi>y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i>R</math:mi>
      <math:mi>u</math:mi>
      <math:mrow>
        <math:mo math:stretchy="false">(</math:mo>
        <math:mi>k</math:mi>
        <math:mo math:stretchy="false">)</math:mo>
      </math:mrow>
    </math:mrow>
    <math:annotation math:encoding="StarMath 5.0">2 L[x(k), u(k), k] = [y_d^T(k) - y^T(k)] T y_d(k) - [y_d^T(k) - y^T(k)] T y(k) + u^T(k) R u(k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row>
          <math:mi>d</math:mi>
          <math:mrow>
            <math:mo math:stretchy="false">[</math:mo>
            <math:mrow>
              <math:mn>0,</math:mn>
              <math:mi>N</math:mi>
            </math:mrow>
            <math:mo math:stretchy="false">]</math:mo>
          </math:mrow>
        </math:mrow>
      </math:msub>
      <math:mo math:stretchy="false">=</math:mo>
      <math:mrow>
        <math:mo math:stretchy="false">{</math:mo>
        <math:mrow>
          <math:msub>
            <math:mi>y</math:mi>
            <math:mi>d</math:mi>
          </math:msub>
          <math:mrow>
            <math:mo math:stretchy="false">(</math:mo>
            <math:mn>0</math:mn>
            <math:mo math:stretchy="false">)</math:mo>
          </math:mrow>
          <math:mi>,</math:mi>
          <math:mi/>
          <math:msub>
            <math:mi>y</math:mi>
            <math:mi>d</math:mi>
          </math:msub>
          <math:mrow>
            <math:mo math:stretchy="false">(</math:mo>
            <math:mn>1</math:mn>
            <math:mo math:stretchy="false">)</math:mo>
          </math:mrow>
          <math:mi>,</math:mi>
          <math:mi/>
          <math:mo math:stretchy="false">…</math:mo>
          <math:mi/>
          <math:mi>,</math:mi>
          <math:mi/>
          <math:msub>
            <math:mi>y</math:mi>
            <math:mi>d</math:mi>
          </math:msub>
          <math:mrow>
            <math:mo math:stretchy="false">(</math:mo>
            <math:mi>N</math:mi>
            <math:mo math:stretchy="false">)</math:mo>
          </math:mrow>
        </math:mrow>
        <math:mo math:stretchy="false">}</math:mo>
      </math:mrow>
    </math:mrow>
    <math:annotation math:encoding="StarMath 5.0">y_{d[0, N]} = lbrace y_d(0),` y_d(1),` dotslow` ,` y_d(N) rbrace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n>2</math:mn>
      <math:mi>L</math:mi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u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sup>
          <math:mi>y</math:mi>
          <math:mi>T</math:mi>
        </math:m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i>y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y</math:mi>
          <math:mi>T</math:mi>
        </math:msup>
      </math:mrow>
      <math:mrow>
        <math:mo math:stretchy="false">(</math:mo>
        <math:mi>k</math:mi>
        <math:mo math:stretchy="false">)</math:mo>
      </math:mrow>
      <math:mi>T</math:mi>
      <math:mi>y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i>R</math:mi>
      <math:mi>u</math:mi>
      <math:mrow>
        <math:mo math:stretchy="false">(</math:mo>
        <math:mi>k</math:mi>
        <math:mo math:stretchy="false">)</math:mo>
      </math:mrow>
    </math:mrow>
    <math:annotation math:encoding="StarMath 5.0">2 L[x(k), u(k), k] = y_d^T(k) T y_d(k) - y^T(k) T y_d(k) - y_d^T(k) T y(k) + y^T(k) T y(k) + u^T(k) R u(k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row>
          <math:mo math:stretchy="false">[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row>
              <math:msup>
                <math:mi>A</math:mi>
                <math:mi>T</math:mi>
              </math:msup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sup>
              <math:mi>B</math:mi>
              <math:mi>T</math:mi>
            </math:msup>
          </math:mrow>
          <math:mo math:stretchy="false">]</math:mo>
        </math:mrow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row>
          <math:mo math:stretchy="false">[</math:mo>
          <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]</math:mo>
        </math:mrow>
        <math:mo math:stretchy="false">+</math:mo>
        <math:mn>2</math:mn>
      </math:mrow>
      <math:mrow>
        <math:mo math:stretchy="false">[</math:mo>
        <math:mrow>
          <math:msup>
            <math:mi>x</math:mi>
            <math:mi>T</math:mi>
          </math:msup>
          <math:mrow>
            <math:mo math:stretchy="false">(</math:mo>
            <math:mi>k</math:mi>
            <math:mo math:stretchy="false">)</math:mo>
          </math:mrow>
          <math:mrow>
            <math:msup>
              <math:mi>A</math:mi>
              <math:mi>T</math:mi>
            </math:msup>
            <math:mo math:stretchy="false">+</math:mo>
            <math:msup>
              <math:mi>u</math:mi>
              <math:mi>T</math:mi>
            </math:msup>
          </math:mrow>
          <math:mrow>
            <math:mo math:stretchy="false">(</math:mo>
            <math:mi>k</math:mi>
            <math:mo math:stretchy="false">)</math:mo>
          </math:mrow>
          <math:msup>
            <math:mi>B</math:mi>
            <math:mi>T</math:mi>
          </math:msup>
        </math:mrow>
        <math:mo math:stretchy="false">]</math:mo>
      </math:mrow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 = [x^T(k) A^T + u^T(k) B^T] P(k+1) [A x(k) + B u(k)] + 2 [x^T(k) A^T + u^T(k) B^T] b(k+1) + 2 c(k+1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n>2</math:mn>
      <math:mi>L</math:mi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u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y</math:mi>
        <math:mi>T</math:mi>
      </math:m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y</math:mi>
          <math:mi>T</math:mi>
        </math:msup>
      </math:mrow>
      <math:mrow>
        <math:mo math:stretchy="false">(</math:mo>
        <math:mi>k</math:mi>
        <math:mo math:stretchy="false">)</math:mo>
      </math:mrow>
      <math:mi>T</math:mi>
      <math:mi>y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i>R</math:mi>
      <math:mi>u</math:mi>
      <math:mrow>
        <math:mo math:stretchy="false">(</math:mo>
        <math:mi>k</math:mi>
        <math:mo math:stretchy="false">)</math:mo>
      </math:mrow>
    </math:mrow>
    <math:annotation math:encoding="StarMath 5.0">2 L[x(k), u(k), k] = y_d^T(k) T y_d(k) - 2 y^T(k) T y_d(k) + y^T(k) T y(k) + u^T(k) R u(k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2 x^T(k) A^T b(k+1) + 2 c(k+1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i>u</math:mi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u</math:mi>
        <math:mi>T</math:mi>
      </math:msup>
      <math:mrow>
        <math:mo math:stretchy="false">(</math:mo>
        <math:mi>k</math:mi>
        <math:mo math:stretchy="false">)</math:mo>
      </math:mrow>
      <math:msup>
        <math:mi>B</math:mi>
        <math:mi>T</math:mi>
      </math:msup>
      <math:mrow>
        <math:mo math:stretchy="false">[</math:mo>
        <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  <math:mi>x</math:mi>
          <math:mrow>
            <math:mrow>
              <math:mo math:stretchy="false">(</math:mo>
              <math:mi>k</math:mi>
              <math:mo math:stretchy="false">)</math:mo>
            </math:mrow>
            <math:mo math:stretchy="false">+</math:mo>
            <math:mi>b</math:mi>
          </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~~~~ + x^T(k) A^T P(k+1) A x(k) + u^T(k) B^T P(k+1) B u(k) + 2 u^T(k) B^T [P(k+1) A x(k) + b(k+1)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u</math:mi>
        <math:mi>T</math:mi>
      </math:msup>
      <math:mrow>
        <math:mo math:stretchy="false">(</math:mo>
        <math:mi>k</math:mi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i>u</math:mi>
      <math:mrow>
        <math:mo math:stretchy="false">(</math:mo>
        <math:mi>k</math:mi>
        <math:mo math:stretchy="false">)</math:mo>
      </math:mrow>
    </math:mrow>
    <math:annotation math:encoding="StarMath 5.0">~ = x^T(k) A^T P(k+1) A x(k) + 2 u^T(k) B^T P(k+1) A x(k) + u^T(k) B^T P(k+1) B u(k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sup>
        <math:mi>u</math:mi>
        <math:mi>T</math:mi>
      </math:msup>
      <math:mrow>
        <math:mo math:stretchy="false">(</math:mo>
        <math:mi>k</math:mi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2 x^T(k) A^T b(k+1) + 2 u^T(k) B^T b(k+1) + 2 c(k+1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under>
          <math:mi>min</math:mi>
          <math:mrow>
            <math:mi>u</math:mi>
            <math:mrow>
              <math:mo math:stretchy="false">(</math:mo>
              <math:mi>k</math:mi>
              <math:mo math:stretchy="false">)</math:mo>
            </math:mrow>
          </math:mrow>
        </math:munder>
      </math:mrow>
      <math:mrow>
        <math:mo math:stretchy="false">{</math:mo>
        <math:mrow>
          <math:mi>L</math:mi>
          <math:mrow>
            <math:mrow>
              <math:mo math:stretchy="false">[</math:mo>
              <math:mrow>
                <math:mi>x</math:mi>
                <math:mrow>
                  <math:mo math:stretchy="false">(</math:mo>
                  <math:mi>k</math:mi>
                  <math:mo math:stretchy="false">)</math:mo>
                </math:mrow>
                <math:mi>,</math:mi>
                <math:mi>u</math:mi>
                <math:mrow>
                  <math:mo math:stretchy="false">(</math:mo>
                  <math:mi>k</math:mi>
                  <math:mo math:stretchy="false">)</math:mo>
                </math:mrow>
                <math:mi>,</math:mi>
                <math:mi>k</math:mi>
              </math:mrow>
              <math:mo math:stretchy="false">]</math:mo>
            </math:mrow>
            <math:mo math:stretchy="false">+</math:mo>
            <math:msup>
              <math:mi>J</math:mi>
              <math:mi>o</math:mi>
            </math:msup>
          </math:mrow>
          <math:mrow>
            <math:mo math:stretchy="false">[</math:mo>
            <math:mrow>
              <math:mi>x</math:mi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i>,</math:mi>
              <math:mrow>
                <math:mi>k</math:mi>
                <math:mo math:stretchy="false">+</math:mo>
                <math:mn>1</math:mn>
              </math:mrow>
            </math:mrow>
            <math:mo math:stretchy="false">]</math:mo>
          </math:mrow>
        </math:mrow>
        <math:mo math:stretchy="false">}</math:mo>
      </math:mrow>
    </math:mrow>
    <math:annotation math:encoding="StarMath 5.0">J^o[x(k), k] = func min csub{u(k)} lbrace L[x(k), u(k), k] + J^o[x(k+1), k+1] rbrac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under>
          <math:mi>min</math:mi>
          <math:mrow>
            <math:mi>u</math:mi>
            <math:mrow>
              <math:mo math:stretchy="false">(</math:mo>
              <math:mi>k</math:mi>
              <math:mo math:stretchy="false">)</math:mo>
            </math:mrow>
          </math:mrow>
        </math:munder>
      </math:mrow>
      <math:mtext>{</math:mtext>
      <math:msubsup>
        <math:mi>y</math:mi>
        <math:mi>d</math:mi>
        <math:mi>T</math:mi>
      </math:msub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C</math:mi>
        <math:mi>T</math:mi>
      </math:msup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C</math:mi>
        <math:mi>T</math:mi>
      </math:msup>
      <math:mi>T</math:mi>
      <math:mi>C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i>R</math:mi>
      <math:mi>u</math:mi>
      <math:mrow>
        <math:mo math:stretchy="false">(</math:mo>
        <math:mi>k</math:mi>
        <math:mo math:stretchy="false">)</math:mo>
      </math:mrow>
    </math:mrow>
    <math:annotation math:encoding="StarMath 5.0">2 J^o[x(k), k] = func min csub{u(k)} "{" y_d^T(k) T y_d(k) - 2 x^T(k) C^T T y_d(k) + x^T(k) C^T T C x(k) + u^T(k) R u(k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text>}</math:mtext>
    </math:mrow>
    <math:annotation math:encoding="StarMath 5.0">~~~~ + 2 x^T(k) A^T b(k+1) + 2 c(k+1) "}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frac>
          <math:mn>1</math:mn>
          <math:mn>2</math:mn>
        </math:mfrac>
      </math:mrow>
      <math:msup>
        <math:mrow>
          <math:mo math:stretchy="false">[</math:mo>
          <math:mrow>
            <math:msub>
              <math:mi>y</math:mi>
              <math:mi>d</math:mi>
            </math:msub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−</math:mo>
              <math:mi>y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]</math:mo>
        </math:mrow>
        <math:mi>T</math:mi>
      </math:msup>
      <math:mi>S</math:mi>
      <math:mrow>
        <math:mrow>
          <math:mo math:stretchy="false">[</math:mo>
          <math:mrow>
            <math:msub>
              <math:mi>y</math:mi>
              <math:mi>d</math:mi>
            </math:msub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−</math:mo>
              <math:mi>y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]</math:mo>
        </math:mrow>
        <math:mo math:stretchy="false">+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{</math:mo>
          <math:mrow>
            <math:msup>
              <math:mrow>
                <math:mo math:stretchy="false">[</math:mo>
                <math:mrow>
                  <math:msub>
                    <math:mi>y</math:mi>
                    <math:mi>d</math:mi>
                  </math:msub>
                  <math:mrow>
                    <math:mrow>
                      <math:mo math:stretchy="false">(</math:mo>
                      <math:mi>k</math:mi>
                      <math:mo math:stretchy="false">)</math:mo>
                    </math:mrow>
                    <math:mo math:stretchy="false">−</math:mo>
                    <math:mi>y</math:mi>
                  </math:mrow>
                  <math:mrow>
                    <math:mo math:stretchy="false">(</math:mo>
                    <math:mi>k</math:mi>
                    <math:mo math:stretchy="false">)</math:mo>
                  </math:mrow>
                </math:mrow>
                <math:mo math:stretchy="false">]</math:mo>
              </math:mrow>
              <math:mi>T</math:mi>
            </math:msup>
            <math:mi>T</math:mi>
            <math:mrow>
              <math:mrow>
                <math:mo math:stretchy="false">[</math:mo>
                <math:mrow>
                  <math:msub>
                    <math:mi>y</math:mi>
                    <math:mi>d</math:mi>
                  </math:msub>
                  <math:mrow>
                    <math:mrow>
                      <math:mo math:stretchy="false">(</math:mo>
                      <math:mi>k</math:mi>
                      <math:mo math:stretchy="false">)</math:mo>
                    </math:mrow>
                    <math:mo math:stretchy="false">−</math:mo>
                    <math:mi>y</math:mi>
                  </math:mrow>
                  <math:mrow>
                    <math:mo math:stretchy="false">(</math:mo>
                    <math:mi>k</math:mi>
                    <math:mo math:stretchy="false">)</math:mo>
                  </math:mrow>
                </math:mrow>
                <math:mo math:stretchy="false">]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 = 1 over 2 [y_d(N) - y(N)]^T S [y_d(N) - y(N)] + 1 over 2 sum from k=0 to N-1 lbrace [y_d(k) - y(k)]^T T [y_d(k) - y(k)] + u^T(k) R u(k) rbrace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Minimum achieved for </math:mtext>
      <math:msup>
        <math:mi>u</math:mi>
        <math:mi>o</math:mi>
      </math:msup>
      <math:mrow>
        <math:mo math:stretchy="false">(</math:mo>
        <math:mi>k</math:mi>
        <math:mo math:stretchy="false">)</math:mo>
      </math:mrow>
      <math:mtext> such that </math:mtext>
      <math:mrow>
        <math:mrow>
          <math:mfrac>
            <math:mrow>
              <math:mo math:stretchy="false">∂</math:mo>
              <math:mi>J</math:mi>
              <math:mrow>
                <math:mo math:stretchy="false">[</math:mo>
                <math:mrow>
                  <math:mi>x</math:mi>
                  <math:mrow>
                    <math:mo math:stretchy="false">(</math:mo>
                    <math:mi>k</math:mi>
                    <math:mo math:stretchy="false">)</math:mo>
                  </math:mrow>
                  <math:mi>,</math:mi>
                  <math:mi>k</math:mi>
                </math:mrow>
                <math:mo math:stretchy="false">]</math:mo>
              </math:mrow>
            </math:mrow>
            <math:mrow>
              <math:mo math:stretchy="false">∂</math:mo>
              <math:mi>u</math:mi>
              <math:mrow>
                <math:mo math:stretchy="false">(</math:mo>
                <math:mi>k</math:mi>
                <math:mo math:stretchy="false">)</math:mo>
              </math:mrow>
            </math:mrow>
          </math:mfrac>
          <math:msub>
            <math:mo math:stretchy="false">∣</math:mo>
            <math:mrow>
              <math:msup>
                <math:mi>u</math:mi>
                <math:mi>o</math:mi>
              </math:msup>
              <math:mrow>
                <math:mo math:stretchy="false">(</math:mo>
                <math:mi>k</math:mi>
                <math:mo math:stretchy="false">)</math:mo>
              </math:mrow>
            </math:mrow>
          </math:msub>
          <math:mtext/>
        </math:mrow>
        <math:mo math:stretchy="false">=</math:mo>
        <math:mn>0</math:mn>
      </math:mrow>
    </math:mrow>
    <math:annotation math:encoding="StarMath 5.0">"Minimum achieved for " u^o(k) " such that " {partial J[x(k), k]} over {partial u(k)} divides_{u^o(k)} "" = 0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o math:stretchy="false">∂</math:mo>
              <math:mi>J</math:mi>
              <math:mrow>
                <math:mo math:stretchy="false">[</math:mo>
                <math:mrow>
                  <math:mi>x</math:mi>
                  <math:mrow>
                    <math:mo math:stretchy="false">(</math:mo>
                    <math:mi>k</math:mi>
                    <math:mo math:stretchy="false">)</math:mo>
                  </math:mrow>
                  <math:mi>,</math:mi>
                  <math:mi>k</math:mi>
                </math:mrow>
                <math:mo math:stretchy="false">]</math:mo>
              </math:mrow>
            </math:mrow>
            <math:mrow>
              <math:mo math:stretchy="false">∂</math:mo>
              <math:mi>u</math:mi>
              <math:mrow>
                <math:mo math:stretchy="false">(</math:mo>
                <math:mi>k</math:mi>
                <math:mo math:stretchy="false">)</math:mo>
              </math:mrow>
            </math:mrow>
          </math:mfrac>
          <math:msub>
            <math:mo math:stretchy="false">∣</math:mo>
            <math:mrow>
              <math:msup>
                <math:mi>u</math:mi>
                <math:mi>o</math:mi>
              </math:msup>
              <math:mrow>
                <math:mo math:stretchy="false">(</math:mo>
                <math:mi>k</math:mi>
                <math:mo math:stretchy="false">)</math:mo>
              </math:mrow>
            </math:mrow>
          </math:msub>
          <math:mtext/>
        </math:mrow>
        <math:mo math:stretchy="false">=</math:mo>
        <math:mrow>
          <math:mo math:stretchy="false">[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B</math:mi>
          </math:mrow>
          <math:mo math:stretchy="false">]</math:mo>
        </math:mrow>
      </math:mrow>
      <math:msup>
        <math:mi>u</math:mi>
        <math:mi>o</math:mi>
      </math:msup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B</math:mi>
          <math:mi>T</math:mi>
        </math:msup>
      </math:mrow>
      <math:mrow>
        <math:mrow>
          <math:mo math:stretchy="false">[</math:mo>
          <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n>0</math:mn>
      </math:mrow>
    </math:mrow>
    <math:annotation math:encoding="StarMath 5.0">{partial J[x(k), k]} over {partial u(k)} divides_{u^o(k)} "" = [R + B^T P(k+1) B] u^o(k) + B^T [P(k+1) A x(k) + b(k+1)] = 0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u</math:mi>
          <math:mi>o</math:mi>
        </math:msup>
      </math:mrow>
      <math:msup>
        <math:mrow>
          <math:mo math:stretchy="false">(</math:mo>
          <math:mi>k</math:mi>
          <math:mo math:stretchy="false">)</math:mo>
        </math:mrow>
        <math:mi>T</math:mi>
      </math:msup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sup>
        <math:mi>u</math:mi>
        <math:mi>o</math:mi>
      </math:msup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u</math:mi>
        <math:mi>o</math:mi>
      </math:msup>
      <math:msup>
        <math:mrow>
          <math:mo math:stretchy="false">(</math:mo>
          <math:mi>k</math:mi>
          <math:mo math:stretchy="false">)</math:mo>
        </math:mrow>
        <math:mi>T</math:mi>
      </math:msup>
      <math:msup>
        <math:mi>B</math:mi>
        <math:mi>T</math:mi>
      </math:msup>
      <math:mrow>
        <math:mrow>
          <math:mo math:stretchy="false">[</math:mo>
          <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~~~~ + u^o(k)^T [R + B^T P(k+1) B] u^o(k) + 2 u^o(k)^T B^T [P(k+1) A x(k) + b(k+1)] + y_d^T(k) T y_d(k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−</math:mo>
          <math:msup>
            <math:mrow>
              <math:mo math:stretchy="false">[</math:mo>
              <math:mrow>
                <math:mrow>
                  <math:mi>R</math:mi>
                  <math:mo math:stretchy="false">+</math:mo>
                  <math:msup>
                    <math:mi>B</math:mi>
                    <math:mi>T</math:mi>
                  </math:msup>
                </math:mrow>
                <math:mi>P</math:mi>
                <math:mrow>
                  <math:mo math:stretchy="false">(</math:mo>
                  <math:mrow>
                    <math:mi>k</math:mi>
                    <math:mo math:stretchy="false">+</math:mo>
                    <math:mn>1</math:mn>
                  </math:mrow>
                  <math:mo math:stretchy="false">)</math:mo>
                </math:mrow>
                <math:mi>B</math:mi>
              </math:mrow>
              <math:mo math:stretchy="false">]</math:mo>
            </math:mrow>
            <math:mrow>
              <math:mo math:stretchy="false">−</math:mo>
              <math:mn>1</math:mn>
            </math:mrow>
          </math:msup>
        </math:mrow>
      </math:mrow>
      <math:msup>
        <math:mi>B</math:mi>
        <math:mi>T</math:mi>
      </math:msup>
      <math:mrow>
        <math:mo math:stretchy="false">[</math:mo>
        <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  <math:mi>x</math:mi>
          <math:mrow>
            <math:mrow>
              <math:mo math:stretchy="false">(</math:mo>
              <math:mi>k</math:mi>
              <math:mo math:stretchy="false">)</math:mo>
            </math:mrow>
            <math:mo math:stretchy="false">+</math:mo>
            <math:mi>b</math:mi>
          </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u^o(k) = - [R + B^T P(k+1) B]^-1 B^T [P(k+1) A x(k) + b(k+1)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ext>Let </math:mtext>
      <math:msub>
        <math:mi>K</math:mi>
        <math:mn>2</math:mn>
      </math:msub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sup>
          <math:mrow>
            <math:mo math:stretchy="false">[</math:mo>
            <math:mrow>
              <math:mrow>
                <math:mi>R</math:mi>
                <math:mo math:stretchy="false">+</math:mo>
                <math:msup>
                  <math:mi>B</math:mi>
                  <math:mi>T</math:mi>
                </math:msup>
              </math:mrow>
              <math:mi>P</math:mi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i>B</math:mi>
            </math:mrow>
            <math:mo math:stretchy="false">]</math:mo>
          </math:mrow>
          <math:mrow>
            <math:mo math:stretchy="false">−</math:mo>
            <math:mn>1</math:mn>
          </math:mrow>
        </math:msup>
      </math:mrow>
      <math:msup>
        <math:mi>B</math:mi>
        <math:mi>T</math:mi>
      </math:msup>
      <math:mtext>, and </math:mtext>
      <math:msub>
        <math:mi>K</math:mi>
        <math:mn>1</math:mn>
      </math:msub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sub>
          <math:mi>K</math:mi>
          <math:mn>2</math:mn>
        </math:msub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</math:mrow>
    <math:annotation math:encoding="StarMath 5.0">"Let " K_2(k+1) = [R + B^T P(k+1) B]^-1 B^T ", and " K_1(k+1) = K_2(k+1) P(k+1) A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A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i>u</math:mi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u</math:mi>
        <math:mi>T</math:mi>
      </math:msup>
      <math:mrow>
        <math:mo math:stretchy="false">(</math:mo>
        <math:mi>k</math:mi>
        <math:mo math:stretchy="false">)</math:mo>
      </math:mrow>
      <math:msup>
        <math:mi>B</math:mi>
        <math:mi>T</math:mi>
      </math:msup>
      <math:mrow>
        <math:mo math:stretchy="false">[</math:mo>
        <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  <math:mi>x</math:mi>
          <math:mrow>
            <math:mrow>
              <math:mo math:stretchy="false">(</math:mo>
              <math:mi>k</math:mi>
              <math:mo math:stretchy="false">)</math:mo>
            </math:mrow>
            <math:mo math:stretchy="false">+</math:mo>
            <math:mi>b</math:mi>
          </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~ = x^T(k) A^T P(k+1) A x(k) + u^T(k) B^T P(k+1) B u(k) + 2 u^T(k) B^T [P(k+1) A x(k) + b(k+1)]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−</math:mo>
          <math:msub>
            <math:mi>K</math:mi>
            <math:mn>1</math:mn>
          </math:msub>
        </math:mrow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sub>
          <math:mi>K</math:mi>
          <math:mn>2</math:mn>
        </math:msub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u^o(k) = - K_1(k+1) x(k) - K_2(k+1) b(k+1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2 J^o[x(k), k] = 2 c(k+1) - 2 x^T(k) [C^T T y_d(k) - A^T b(k+1)] + x^T(k) [C^T T C + A^T P(k+1) A] x(k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under>
          <math:mi>min</math:mi>
          <math:mrow>
            <math:mi>u</math:mi>
            <math:mrow>
              <math:mo math:stretchy="false">(</math:mo>
              <math:mi>k</math:mi>
              <math:mo math:stretchy="false">)</math:mo>
            </math:mrow>
          </math:mrow>
        </math:munder>
      </math:mrow>
      <math:mtext>{</math:mtext>
      <math:msubsup>
        <math:mi>y</math:mi>
        <math:mi>d</math:mi>
        <math:mi>T</math:mi>
      </math:msub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~ = func min csub{u(k)} "{" y_d^T(k) T y_d(k) - 2 x^T(k) [C^T T y_d(k) - A^T b(k+1)] + x^T(k) [C^T T C + A^T P(k+1) A] x(k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i>u</math:mi>
      <math:mrow>
        <math:mrow>
          <math:mo math:stretchy="false">(</math:mo>
          <math:mi>k</math:mi>
          <math:mo math:stretchy="false">)</math:mo>
        </math:mrow>
        <math:mo math:stretchy="false">+</math:mo>
        <math:mn>2</math:mn>
      </math:mrow>
      <math:msup>
        <math:mi>u</math:mi>
        <math:mi>T</math:mi>
      </math:msup>
      <math:mrow>
        <math:mo math:stretchy="false">(</math:mo>
        <math:mi>k</math:mi>
        <math:mo math:stretchy="false">)</math:mo>
      </math:mrow>
      <math:msup>
        <math:mi>B</math:mi>
        <math:mi>T</math:mi>
      </math:msup>
      <math:mrow>
        <math:mrow>
          <math:mo math:stretchy="false">[</math:mo>
          <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n>2</math:mn>
      </math:mrow>
      <math:mi>c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text>}</math:mtext>
    </math:mrow>
    <math:annotation math:encoding="StarMath 5.0">~~~~ + u^T(k) [R + B^T P(k+1) B] u(k) + 2 u^T(k) B^T [P(k+1) A x(k) + b(k+1)] + 2 c(k+1) "}"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p>
        <math:mrow>
          <math:mo math:stretchy="false">[</math:mo>
          <math:mrow>
            <math:msub>
              <math:mi>y</math:mi>
              <math:mi>d</math:mi>
            </math:msub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−</math:mo>
              <math:mi>y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]</math:mo>
        </math:mrow>
        <math:mi>T</math:mi>
      </math:msup>
      <math:mi>S</math:mi>
      <math:mrow>
        <math:mo math:stretchy="false">[</math:mo>
        <math:mrow>
          <math:msub>
            <math:mi>y</math:mi>
            <math:mi>d</math:mi>
          </math:msub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y</math:mi>
          </math:mrow>
          <math:mrow>
            <math:mo math:stretchy="false">(</math:mo>
            <math:mi>N</math:mi>
            <math:mo math:stretchy="false">)</math:mo>
          </math:mrow>
        </math:mrow>
        <math:mo math:stretchy="false">]</math:mo>
      </math:mrow>
    </math:mrow>
    <math:annotation math:encoding="StarMath 5.0">J^o[x(N), N] = 1 over 2 [y_d(N) - y(N)]^T S [y_d(N) - y(N)]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2 J^o[x(k), k] = 2 c(k+1) - 2 x^T(k) [C^T T y_d(k) - A^T b(k+1)] + x^T(k) [C^T T C + A^T P(k+1) A] x(k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row>
            <math:mo math:stretchy="false">[</math:mo>
            <math:mrow>
              <math:msub>
                <math:mi>K</math:mi>
                <math:mn>1</math:mn>
              </math:msub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i>x</math:mi>
              <math:mrow>
                <math:mrow>
                  <math:mo math:stretchy="false">(</math:mo>
                  <math:mi>k</math:mi>
                  <math:mo math:stretchy="false">)</math:mo>
                </math:mrow>
                <math:mo math:stretchy="false">+</math:mo>
                <math:msub>
                  <math:mi>K</math:mi>
                  <math:mn>2</math:mn>
                </math:msub>
              </math:mrow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i>b</math:mi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</math:mrow>
            <math:mo math:stretchy="false">]</math:mo>
          </math:mrow>
          <math:mi>T</math:mi>
        </math:msup>
      </math:mrow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row>
        <math:mo math:stretchy="false">[</math:mo>
        <math:mrow>
          <math:msub>
            <math:mi>K</math:mi>
            <math:mn>1</math:mn>
          </math:msub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x</math:mi>
          <math:mrow>
            <math:mrow>
              <math:mo math:stretchy="false">(</math:mo>
              <math:mi>k</math:mi>
              <math:mo math:stretchy="false">)</math:mo>
            </math:mrow>
            <math:mo math:stretchy="false">+</math:mo>
            <math:msub>
              <math:mi>K</math:mi>
              <math:mn>2</math:mn>
            </math:msub>
          </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</math:mrow>
        <math:mo math:stretchy="false">]</math:mo>
      </math:mrow>
    </math:mrow>
    <math:annotation math:encoding="StarMath 5.0">~~~~ + [K_1(k+1) x(k) + K_2(k+1) b(k+1)]^T [R + B^T P(k+1) B] [K_1(k+1) x(k) + K_2(k+1) b(k+1)]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row>
          <math:mo math:stretchy="false">[</math:mo>
          <math:mrow>
            <math:msub>
              <math:mi>K</math:mi>
              <math:mn>1</math:mn>
            </math:msub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b>
                <math:mi>K</math:mi>
                <math:mn>2</math:mn>
              </math:msub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i>T</math:mi>
      </math:msup>
      <math:msup>
        <math:mi>B</math:mi>
        <math:mi>T</math:mi>
      </math:msup>
      <math:mrow>
        <math:mrow>
          <math:mo math:stretchy="false">[</math:mo>
          <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A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i>b</math:mi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~~~~ - 2 [K_1(k+1) x(k) + K_2(k+1) b(k+1)]^T B^T [P(k+1) A x(k) + b(k+1)] + y_d^T(k) T y_d(k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2 J^o[x(k), k] = 2 c(k+1) - 2 x^T(k) [C^T T y_d(k) - A^T b(k+1)] + x^T(k) [C^T T C + A^T P(k+1) A] x(k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sub>
        <math:mi>K</math:mi>
        <math:mn>1</math:mn>
      </math:msub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~~~~ + x^T(k) K_1^T(k+1) [R + B^T P(k+1) B] K_1(k+1) x(k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sub>
        <math:mi>K</math:mi>
        <math:mn>2</math:mn>
      </math:msub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2 x^T(k) K_1^T(k+1) [R + B^T P(k+1) B] K_2(k+1) b(k+1)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b</math:mi>
          <math:mi>T</math:mi>
        </math:m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o math:stretchy="false">[</math:mo>
        <math:mrow>
          <math:mrow>
            <math:mi>R</math:mi>
            <math:mo math:stretchy="false">+</math:mo>
            <math:msup>
              <math:mi>B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B</math:mi>
        </math:mrow>
        <math:mo math:stretchy="false">]</math:mo>
      </math:mrow>
      <math:msub>
        <math:mi>K</math:mi>
        <math:mn>2</math:mn>
      </math:msub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b^T(k+1) K_2^T(k+1) [R + B^T P(k+1) B] K_2(k+1) b(k+1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- 2 x^T(k) K_1^T(k+1) B^T P(k+1) A x(k) - 2 x^T(k) K_1^T(k+1) B^T b(k+1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~~~~ - 2 b^T(k+1) K_2^T(k+1) B^T P(k+1) A x(k) - 2 b^T(k+1) K_2^T(k+1) B^T b(k+1) + y_d^T(k) T y_d(k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2 J^o[x(k), k] = 2 c(k+1) - 2 x^T(k) [C^T T y_d(k) - A^T b(k+1)] + x^T(k) [C^T T C + A^T P(k+1) A] x(k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2</math:mn>
      <math:mi>L</math:mi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u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C</math:mi>
        <math:mi>T</math:mi>
      </math:msup>
      <math:mi>T</math:mi>
      <math:msub>
        <math:mi>y</math:mi>
        <math:mi>d</math:mi>
      </math:msub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p>
        <math:mi>C</math:mi>
        <math:mi>T</math:mi>
      </math:msup>
      <math:mi>T</math:mi>
      <math:mi>C</math:mi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u</math:mi>
          <math:mi>T</math:mi>
        </math:msup>
      </math:mrow>
      <math:mrow>
        <math:mo math:stretchy="false">(</math:mo>
        <math:mi>k</math:mi>
        <math:mo math:stretchy="false">)</math:mo>
      </math:mrow>
      <math:mi>R</math:mi>
      <math:mi>u</math:mi>
      <math:mrow>
        <math:mo math:stretchy="false">(</math:mo>
        <math:mi>k</math:mi>
        <math:mo math:stretchy="false">)</math:mo>
      </math:mrow>
    </math:mrow>
    <math:annotation math:encoding="StarMath 5.0">2 L[x(k), u(k), k] = y_d^T(k) T y_d(k) - 2 x^T(k) C^T T y_d(k) + x^T(k) C^T T C x(k) + u^T(k) R u(k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o math:stretchy="false">(</math:mo>
        <math:mi>k</math:mi>
        <math:mo math:stretchy="false">)</math:mo>
      </math:mrow>
    </math:mrow>
    <math:annotation math:encoding="StarMath 5.0">~~~~ + x^T(k) K_1^T(k+1) B^T P(k+1) A x(k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- 2 x^T(k) K_1^T(k+1) B^T P(k+1) A x(k) - 2 x^T(k) K_1^T(k+1) B^T b(k+1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b</math:mi>
          <math:mi>T</math:mi>
        </math:m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b^T(k+1) K_2^T(k+1) B^T b(k+1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~~~~ - 2 x^T(k) K_1^T(k+1) B^T b(k+1) + y_d^T(k) T y_d(k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2</math:mn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n>2</math:mn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~~~~ - 2 b^T(k+1) K_2^T(k+1) B^T P(k+1) A x(k) - 2 b^T(k+1) K_2^T(k+1) B^T b(k+1) + y_d^T(k) T y_d(k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sup>
        <math:mi>A</math:mi>
        <math:mi>T</math:mi>
      </math:msup>
      <math:msup>
        <math:mi>P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sub>
        <math:mi>K</math:mi>
        <math:mn>2</math:mn>
      </math:msub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+ 2 x^T(k) A^T P^T(k+1) B K_2(k+1) b(k+1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row>
          <math:mo math:stretchy="false">[</math:mo>
          <math:mrow>
            <math:msup>
              <math:mi>C</math:mi>
              <math:mi>T</math:mi>
            </math:msup>
            <math:mi>T</math:mi>
            <math:msub>
              <math:mi>y</math:mi>
              <math:mi>d</math:mi>
            </math:msub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sup>
                <math:mi>A</math:mi>
                <math:mi>T</math:mi>
              </math:msup>
            </math:mrow>
            <math:mi>b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2 J^o[x(k), k] = 2 c(k+1) - 2 x^T(k) [C^T T y_d(k) - A^T b(k+1)] + x^T(k) [C^T T C + A^T P(k+1) A] x(k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subsup>
        <math:mi>K</math:mi>
        <math:mn>1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  <math:mi>x</math:mi>
      <math:mrow>
        <math:mrow>
          <math:mo math:stretchy="false">(</math:mo>
          <math:mi>k</math:mi>
          <math:mo math:stretchy="false">)</math:mo>
        </math:mrow>
        <math:mo math:stretchy="false">−</math:mo>
        <math:msup>
          <math:mi>b</math:mi>
          <math:mi>T</math:mi>
        </math:m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</math:mrow>
    <math:annotation math:encoding="StarMath 5.0">~~~~ - x^T(k) K_1^T(k+1) B^T P(k+1) A x(k) - b^T(k+1) K_2^T(k+1) B^T b(k+1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n>2</math:mn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row>
        <math:mo math:stretchy="false">[</math:mo>
        <math:mrow>
          <math:mrow>
            <math:mo math:stretchy="false">(</math:mo>
            <math:mrow>
              <math:mrow>
                <math:msup>
                  <math:mi>A</math:mi>
                  <math:mi>T</math:mi>
                </math:msup>
                <math:mo math:stretchy="false">−</math:mo>
                <math:msubsup>
                  <math:mi>K</math:mi>
                  <math:mn>1</math:mn>
                  <math:mi>T</math:mi>
                </math:msubsup>
              </math:mrow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sup>
                <math:mi>B</math:mi>
                <math:mi>T</math:mi>
              </math:msup>
            </math:mrow>
            <math:mo math:stretchy="false">)</math:mo>
          </math:mrow>
          <math:mi>b</math:mi>
          <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o math:stretchy="false">−</math:mo>
            <math:msup>
              <math:mi>C</math:mi>
              <math:mi>T</math:mi>
            </math:msup>
          </math:mrow>
          <math:mi>T</math:mi>
          <math:msub>
            <math:mi>y</math:mi>
            <math:mi>d</math:mi>
          </math:msub>
          <math:mrow>
            <math:mo math:stretchy="false">(</math:mo>
            <math:mi>k</math:mi>
            <math:mo math:stretchy="false">)</math:mo>
          </math:mrow>
        </math:mrow>
        <math:mo math:stretchy="false">]</math:mo>
      </math:mrow>
    </math:mrow>
    <math:annotation math:encoding="StarMath 5.0">~~~~ + 2 x^T(k) [(A^T - K_1^T(k+1) B^T) b(k+1) - C^T T y_d(k)]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n>2</math:mn>
      </math:mrow>
      <math:mi>c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sup>
          <math:mi>b</math:mi>
          <math:mi>T</math:mi>
        </math:m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2 J^o[x(k), k] = 2 c(k+1) - b^T(k+1) K_2^T(k+1) B^T b(k+1) + y_d^T(k) T y_d(k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under>
          <math:mi>min</math:mi>
          <math:mrow>
            <math:mi>u</math:mi>
            <math:mrow>
              <math:mo math:stretchy="false">(</math:mo>
              <math:mi>k</math:mi>
              <math:mo math:stretchy="false">)</math:mo>
            </math:mrow>
          </math:mrow>
        </math:munder>
      </math:mrow>
      <math:mrow>
        <math:mo math:stretchy="false">{</math:mo>
        <math:mrow>
          <math:mi>L</math:mi>
          <math:mrow>
            <math:mrow>
              <math:mo math:stretchy="false">[</math:mo>
              <math:mrow>
                <math:mi>x</math:mi>
                <math:mrow>
                  <math:mo math:stretchy="false">(</math:mo>
                  <math:mi>k</math:mi>
                  <math:mo math:stretchy="false">)</math:mo>
                </math:mrow>
                <math:mi>,</math:mi>
                <math:mi>u</math:mi>
                <math:mrow>
                  <math:mo math:stretchy="false">(</math:mo>
                  <math:mi>k</math:mi>
                  <math:mo math:stretchy="false">)</math:mo>
                </math:mrow>
                <math:mi>,</math:mi>
                <math:mi>k</math:mi>
              </math:mrow>
              <math:mo math:stretchy="false">]</math:mo>
            </math:mrow>
            <math:mo math:stretchy="false">+</math:mo>
            <math:msup>
              <math:mi>J</math:mi>
              <math:mi>o</math:mi>
            </math:msup>
          </math:mrow>
          <math:mrow>
            <math:mo math:stretchy="false">[</math:mo>
            <math:mrow>
              <math:mi>x</math:mi>
              <math:mrow>
                <math:mo math:stretchy="false">(</math:mo>
                <math:mrow>
                  <math:mi>k</math:mi>
                  <math:mo math:stretchy="false">+</math:mo>
                  <math:mn>1</math:mn>
                </math:mrow>
                <math:mo math:stretchy="false">)</math:mo>
              </math:mrow>
              <math:mi>,</math:mi>
              <math:mrow>
                <math:mi>k</math:mi>
                <math:mo math:stretchy="false">+</math:mo>
                <math:mn>1</math:mn>
              </math:mrow>
            </math:mrow>
            <math:mo math:stretchy="false">]</math:mo>
          </math:mrow>
        </math:mrow>
        <math:mo math:stretchy="false">}</math:mo>
      </math:mrow>
    </math:mrow>
    <math:annotation math:encoding="StarMath 5.0">J^o[x(k), k] = func min csub{u(k)} lbrace L[x(k), u(k), k] + J^o[x(k+1), k+1] rbrace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row>
        <math:mo math:stretchy="false">[</math:mo>
        <math:mrow>
          <math:msup>
            <math:mi>C</math:mi>
            <math:mi>T</math:mi>
          </math:msup>
          <math:mi>T</math:mi>
          <math:mrow>
            <math:mi>C</math:mi>
            <math:mo math:stretchy="false">+</math:mo>
            <math:msup>
              <math:mi>A</math:mi>
              <math:mi>T</math:mi>
            </math:msup>
          </math:mrow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row>
            <math:mi>A</math:mi>
            <math:mo math:stretchy="false">−</math:mo>
            <math:msubsup>
              <math:mi>K</math:mi>
              <math:mn>1</math:mn>
              <math:mi>T</math:mi>
            </math:msubsup>
          </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sup>
            <math:mi>B</math:mi>
            <math:mi>T</math:mi>
          </math:msup>
          <math:mi>P</math:mi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i>A</math:mi>
        </math:mrow>
        <math:mo math:stretchy="false">]</math:mo>
      </math:mrow>
      <math:mi>x</math:mi>
      <math:mrow>
        <math:mo math:stretchy="false">(</math:mo>
        <math:mi>k</math:mi>
        <math:mo math:stretchy="false">)</math:mo>
      </math:mrow>
    </math:mrow>
    <math:annotation math:encoding="StarMath 5.0">~~~~ + x^T(k) [C^T T C + A^T P(k+1) A - K_1^T(k+1) B^T P(k+1) A] x(k) 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text>Since </math:mtext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k</math:mi>
              <math:mo math:stretchy="false">)</math:mo>
            </math:mrow>
            <math:mi>,</math:mi>
            <math:mi>k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p>
        <math:mi>x</math:mi>
        <math:mi>T</math:mi>
      </math:msup>
      <math:mrow>
        <math:mo math:stretchy="false">(</math:mo>
        <math:mi>k</math:mi>
        <math:mo math:stretchy="false">)</math:mo>
      </math:mrow>
      <math:mi>P</math:mi>
      <math:mrow>
        <math:mo math:stretchy="false">(</math:mo>
        <math:mi>k</math:mi>
        <math:mo math:stretchy="false">)</math:mo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sup>
          <math:mi>x</math:mi>
          <math:mi>T</math:mi>
        </math:msup>
      </math:mrow>
      <math:mrow>
        <math:mo math:stretchy="false">(</math:mo>
        <math:mi>k</math:mi>
        <math:mo math:stretchy="false">)</math:mo>
      </math:mrow>
      <math:mi>b</math:mi>
      <math:mrow>
        <math:mrow>
          <math:mo math:stretchy="false">(</math:mo>
          <math:mi>k</math:mi>
          <math:mo math:stretchy="false">)</math:mo>
        </math:mrow>
        <math:mo math:stretchy="false">+</math:mo>
        <math:mi>c</math:mi>
      </math:mrow>
      <math:mrow>
        <math:mo math:stretchy="false">(</math:mo>
        <math:mi>k</math:mi>
        <math:mo math:stretchy="false">)</math:mo>
      </math:mrow>
      <math:mtext> we can equate coefficients:</math:mtext>
    </math:mrow>
    <math:annotation math:encoding="StarMath 5.0">"Since " J^o[x(k), k] = 1 over 2 x^T(k) P(k) x(k) + x^T(k) b(k) + c(k) " we can equate coefficients:"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k</math:mi>
          <math:mo math:stretchy="false">)</math:mo>
        </math:mrow>
        <math:mo math:stretchy="false">=</math:mo>
        <math:msup>
          <math:mi>C</math:mi>
          <math:mi>T</math:mi>
        </math:msup>
      </math:mrow>
      <math:mi>T</math:mi>
      <math:mrow>
        <math:mi>C</math:mi>
        <math:mo math:stretchy="false">+</math:mo>
        <math:msup>
          <math:mi>A</math:mi>
          <math:mi>T</math:mi>
        </math:msup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i>A</math:mi>
        <math:mo math:stretchy="false">−</math:mo>
        <math:msubsup>
          <math:mi>K</math:mi>
          <math:mn>1</math:mn>
          <math:mi>T</math:mi>
        </math:msubsup>
      </math:mrow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</math:mrow>
    <math:annotation math:encoding="StarMath 5.0">P(k) = C^T T C + A^T P(k+1) A - K_1^T(k+1) B^T P(k+1) A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k</math:mi>
          <math:mo math:stretchy="false">)</math:mo>
        </math:mrow>
        <math:mo math:stretchy="false">=</math:mo>
        <math:msup>
          <math:mi>C</math:mi>
          <math:mi>T</math:mi>
        </math:msup>
      </math:mrow>
      <math:mi>T</math:mi>
      <math:mrow>
        <math:mi>C</math:mi>
        <math:mo math:stretchy="false">+</math:mo>
        <math:msup>
          <math:mi>A</math:mi>
          <math:mi>T</math:mi>
        </math:msup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i>A</math:mi>
        <math:mo math:stretchy="false">−</math:mo>
        <math:msup>
          <math:mi>A</math:mi>
          <math:mi>T</math:mi>
        </math:msup>
      </math:mrow>
      <math:msup>
        <math:mi>P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sup>
        <math:mrow>
          <math:mo math:stretchy="false">(</math:mo>
          <math:msup>
            <math:mrow>
              <math:mo math:stretchy="false">[</math:mo>
              <math:mrow>
                <math:mrow>
                  <math:mi>R</math:mi>
                  <math:mo math:stretchy="false">+</math:mo>
                  <math:msup>
                    <math:mi>B</math:mi>
                    <math:mi>T</math:mi>
                  </math:msup>
                </math:mrow>
                <math:mi>P</math:mi>
                <math:mrow>
                  <math:mo math:stretchy="false">(</math:mo>
                  <math:mrow>
                    <math:mi>k</math:mi>
                    <math:mo math:stretchy="false">+</math:mo>
                    <math:mn>1</math:mn>
                  </math:mrow>
                  <math:mo math:stretchy="false">)</math:mo>
                </math:mrow>
                <math:mi>B</math:mi>
              </math:mrow>
              <math:mo math:stretchy="false">]</math:mo>
            </math:mrow>
            <math:mrow>
              <math:mo math:stretchy="false">−</math:mo>
              <math:mn>1</math:mn>
            </math:mrow>
          </math:msup>
          <math:mo math:stretchy="false">)</math:mo>
        </math:mrow>
        <math:mi>T</math:mi>
      </math:msup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</math:mrow>
    <math:annotation math:encoding="StarMath 5.0">P(k) = C^T T C + A^T P(k+1) A - A^T P^T(k+1) B ([R + B^T P(k+1) B]^-1)^T B^T P(k+1) A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k</math:mi>
          <math:mo math:stretchy="false">)</math:mo>
        </math:mrow>
        <math:mo math:stretchy="false">=</math:mo>
        <math:msup>
          <math:mi>C</math:mi>
          <math:mi>T</math:mi>
        </math:msup>
      </math:mrow>
      <math:mi>T</math:mi>
      <math:mrow>
        <math:mi>C</math:mi>
        <math:mo math:stretchy="false">+</math:mo>
        <math:msup>
          <math:mi>A</math:mi>
          <math:mi>T</math:mi>
        </math:msup>
      </math:mrow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row>
        <math:mi>A</math:mi>
        <math:mo math:stretchy="false">−</math:mo>
        <math:msup>
          <math:mi>A</math:mi>
          <math:mi>T</math:mi>
        </math:msup>
      </math:mrow>
      <math:msup>
        <math:mi>P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sup>
        <math:mrow>
          <math:mo math:stretchy="false">[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B</math:mi>
          </math:mrow>
          <math:mo math:stretchy="false">]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i>P</math:mi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A</math:mi>
    </math:mrow>
    <math:annotation math:encoding="StarMath 5.0">P(k) = C^T T C + A^T P(k+1) A - A^T P^T(k+1) B [R + B^T P(k+1) B]^-1 B^T P(k+1) A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M</math:mi>
              <math:mrow>
                <math:mo math:stretchy="false">−</math:mo>
                <math:mn>1</math:mn>
              </math:mrow>
            </math:msup>
            <math:mo math:stretchy="false">)</math:mo>
          </math:mrow>
          <math:mi>T</math:mi>
        </math:msup>
        <math:mo math:stretchy="false">=</math:mo>
        <math:msup>
          <math:mrow>
            <math:mo math:stretchy="false">(</math:mo>
            <math:msup>
              <math:mi>M</math:mi>
              <math:mi>T</math:mi>
            </math:msup>
            <math:mo math:stretchy="false">)</math:mo>
          </math:mrow>
          <math:mrow>
            <math:mo math:stretchy="false">−</math:mo>
            <math:mn>1</math:mn>
          </math:mrow>
        </math:msup>
      </math:mrow>
      <math:mtext> so:</math:mtext>
    </math:mrow>
    <math:annotation math:encoding="StarMath 5.0">(M^-1)^T = (M^T)^-1 " so:"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[</math:mo>
          <math:mrow>
            <math:mrow>
              <math:msup>
                <math:mi>A</math:mi>
                <math:mi>T</math:mi>
              </math:msup>
              <math:mo math:stretchy="false">−</math:mo>
              <math:msubsup>
                <math:mi>K</math:mi>
                <math:mn>1</math:mn>
                <math:mi>T</math:mi>
              </math:msubsup>
            </math:mrow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sup>
              <math:mi>B</math:mi>
              <math:mi>T</math:mi>
            </math:msup>
          </math:mrow>
          <math:mo math:stretchy="false">]</math:mo>
        </math:mrow>
      </math:mrow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sup>
          <math:mi>C</math:mi>
          <math:mi>T</math:mi>
        </math:msup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b(k) = [A^T - K_1^T(k+1) B^T] b(k+1) - C^T T y_d(k)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[</math:mo>
          <math:mrow>
            <math:mrow>
              <math:msup>
                <math:mi>A</math:mi>
                <math:mi>T</math:mi>
              </math:msup>
              <math:mo math:stretchy="false">−</math:mo>
              <math:msup>
                <math:mi>A</math:mi>
                <math:mi>T</math:mi>
              </math:msup>
            </math:mrow>
            <math:msup>
              <math:mi>P</math:mi>
              <math:mi>T</math:mi>
            </math:msup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B</math:mi>
            <math:msup>
              <math:mrow>
                <math:mo math:stretchy="false">[</math:mo>
                <math:mrow>
                  <math:mrow>
                    <math:mi>R</math:mi>
                    <math:mo math:stretchy="false">+</math:mo>
                    <math:msup>
                      <math:mi>B</math:mi>
                      <math:mi>T</math:mi>
                    </math:msup>
                  </math:mrow>
                  <math:mi>P</math:mi>
                  <math:mrow>
                    <math:mo math:stretchy="false">(</math:mo>
                    <math:mrow>
                      <math:mi>k</math:mi>
                      <math:mo math:stretchy="false">+</math:mo>
                      <math:mn>1</math:mn>
                    </math:mrow>
                    <math:mo math:stretchy="false">)</math:mo>
                  </math:mrow>
                  <math:mi>B</math:mi>
                </math:mrow>
                <math:mo math:stretchy="false">]</math:mo>
              </math:mrow>
              <math:mrow>
                <math:mo math:stretchy="false">−</math:mo>
                <math:mn>1</math:mn>
              </math:mrow>
            </math:msup>
            <math:msup>
              <math:mi>B</math:mi>
              <math:mi>T</math:mi>
            </math:msup>
          </math:mrow>
          <math:mo math:stretchy="false">]</math:mo>
        </math:mrow>
      </math:mrow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sup>
          <math:mi>C</math:mi>
          <math:mi>T</math:mi>
        </math:msup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b(k) = [A^T - A^T P^T(k+1) B [R + B^T P(k+1) B]^-1 B^T] b(k+1) - C^T T y_d(k)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frac>
          <math:mn>1</math:mn>
          <math:mn>2</math:mn>
        </math:mfrac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bsup>
        <math:mi>K</math:mi>
        <math:mn>2</math:mn>
        <math:mi>T</math:mi>
      </math:msub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frac>
          <math:mn>1</math:mn>
          <math:mn>2</math:mn>
        </math:mfrac>
      </math:mrow>
      <math:msubsup>
        <math:mi>y</math:mi>
        <math:mi>d</math:mi>
        <math:mi>T</math:mi>
      </math:msub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c(k) = c(k+1) - 1 over 2 b^T(k+1) K_2^T(k+1) B^T b(k+1) + 1 over 2 y_d^T(k) T y_d(k)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−</math:mo>
        <math:mfrac>
          <math:mn>1</math:mn>
          <math:mn>2</math:mn>
        </math:mfrac>
      </math:mrow>
      <math:msup>
        <math:mi>b</math:mi>
        <math:mi>T</math:mi>
      </math:msup>
      <math:mrow>
        <math:mo math:stretchy="false">(</math:mo>
        <math:mrow>
          <math:mi>k</math:mi>
          <math:mo math:stretchy="false">+</math:mo>
          <math:mn>1</math:mn>
        </math:mrow>
        <math:mo math:stretchy="false">)</math:mo>
      </math:mrow>
      <math:mi>B</math:mi>
      <math:msup>
        <math:mrow>
          <math:mo math:stretchy="false">[</math:mo>
          <math:mrow>
            <math:mrow>
              <math:mi>R</math:mi>
              <math:mo math:stretchy="false">+</math:mo>
              <math:msup>
                <math:mi>B</math:mi>
                <math:mi>T</math:mi>
              </math:msup>
            </math:mrow>
            <math:mi>P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  <math:mi>B</math:mi>
          </math:mrow>
          <math:mo math:stretchy="false">]</math:mo>
        </math:mrow>
        <math:mrow>
          <math:mo math:stretchy="false">−</math:mo>
          <math:mn>1</math:mn>
        </math:mrow>
      </math:msup>
      <math:msup>
        <math:mi>B</math:mi>
        <math:mi>T</math:mi>
      </math:msup>
      <math:mi>b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+</math:mo>
        <math:mfrac>
          <math:mn>1</math:mn>
          <math:mn>2</math:mn>
        </math:mfrac>
      </math:mrow>
      <math:msubsup>
        <math:mi>y</math:mi>
        <math:mi>d</math:mi>
        <math:mi>T</math:mi>
      </math:msub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</math:mrow>
    <math:annotation math:encoding="StarMath 5.0">c(k) = c(k+1) - 1 over 2 b^T(k+1) B [R + B^T P(k+1) B]^-1 B^T b(k+1) + 1 over 2 y_d^T(k) T y_d(k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row>
          <math:mo math:stretchy="false">[</math:mo>
          <math:mrow>
            <math:msubsup>
              <math:mi>y</math:mi>
              <math:mi>d</math:mi>
              <math:mi>T</math:mi>
            </math:msubsup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−</math:mo>
              <math:msup>
                <math:mi>y</math:mi>
                <math:mi>T</math:mi>
              </math:msup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]</math:mo>
        </math:mrow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row>
          <math:mo math:stretchy="false">[</math:mo>
          <math:mrow>
            <math:msubsup>
              <math:mi>y</math:mi>
              <math:mi>d</math:mi>
              <math:mi>T</math:mi>
            </math:msubsup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−</math:mo>
              <math:msup>
                <math:mi>y</math:mi>
                <math:mi>T</math:mi>
              </math:msup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]</math:mo>
        </math:mrow>
      </math:mrow>
      <math:mi>S</math:mi>
      <math:mi>y</math:mi>
      <math:mrow>
        <math:mo math:stretchy="false">(</math:mo>
        <math:mi>N</math:mi>
        <math:mo math:stretchy="false">)</math:mo>
      </math:mrow>
    </math:mrow>
    <math:annotation math:encoding="StarMath 5.0">2 J^o[x(N), N] = [y_d^T(N) - y^T(N)] S y_d(N) - [y_d^T(N) - y^T(N)] S y(N)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k</math:mi>
          <math:mo math:stretchy="false">)</math:mo>
        </math:mrow>
        <math:mo math:stretchy="false">+</math:mo>
        <math:mi>u</math:mi>
      </math:mrow>
      <math:mrow>
        <math:mo math:stretchy="false">(</math:mo>
        <math:mi>k</math:mi>
        <math:mo math:stretchy="false">)</math:mo>
      </math:mrow>
      <math:mi>,</math:mi>
      <math:mi/>
      <math:mi>x</math:mi>
      <math:mrow>
        <math:mrow>
          <math:mo math:stretchy="false">(</math:mo>
          <math:mn>0</math:mn>
          <math:mo math:stretchy="false">)</math:mo>
        </math:mrow>
        <math:mo math:stretchy="false">=</math:mo>
        <math:mn>0</math:mn>
      </math:mrow>
    </math:mrow>
    <math:annotation math:encoding="StarMath 5.0">x(k+1) = x(k) + u(k) ,` x(0) = 0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i>k</math:mi>
          <math:mo math:stretchy="false">)</math:mo>
        </math:mrow>
        <math:mo math:stretchy="false">≥</math:mo>
        <math:mn>0</math:mn>
      </math:mrow>
      <math:mi>,</math:mi>
      <math:mi/>
      <math:mi>x</math:mi>
      <math:mrow>
        <math:mrow>
          <math:mo math:stretchy="false">(</math:mo>
          <math:mi>N</math:mi>
          <math:mo math:stretchy="false">)</math:mo>
        </math:mrow>
        <math:mo math:stretchy="false">=</math:mo>
        <math:mi>L</math:mi>
      </math:mrow>
    </math:mrow>
    <math:annotation math:encoding="StarMath 5.0">u^o(k) &gt;= 0 ,` x(N) = L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sup>
        <math:mi>U</math:mi>
        <math:mi>o</math:mi>
        <math:mi>o</math:mi>
      </math:msubsup>
      <math:mo math:stretchy="false">=</math:mo>
      <math:mrow>
        <math:mo math:stretchy="false">{</math:mo>
        <math:mrow>
          <math:msup>
            <math:mi>u</math:mi>
            <math:mi>o</math:mi>
          </math:msup>
          <math:mrow>
            <math:mo math:stretchy="false">(</math:mo>
            <math:mn>0</math:mn>
            <math:mo math:stretchy="false">)</math:mo>
          </math:mrow>
          <math:mi>,</math:mi>
          <math:mi/>
          <math:msup>
            <math:mi>u</math:mi>
            <math:mi>o</math:mi>
          </math:msup>
          <math:mrow>
            <math:mo math:stretchy="false">(</math:mo>
            <math:mn>1</math:mn>
            <math:mo math:stretchy="false">)</math:mo>
          </math:mrow>
          <math:mi>,</math:mi>
          <math:mi/>
          <math:mo math:stretchy="false">…</math:mo>
          <math:mi/>
          <math:mi>,</math:mi>
          <math:mi/>
          <math:msup>
            <math:mi>u</math:mi>
            <math:mi>o</math:mi>
          </math:msup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U_o^o = lbrace u^o(0),` u^o(1),` dotslow` ,` u^o(N-1) rbrace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∏</math:mo>
            <math:mrow>
              <math:mi>k</math:mi>
              <math:mo math:stretchy="false">=</math:mo>
              <math:mn>0</math:mn>
            </math:mrow>
            <math:mrow>
              <math:mi>N</math:mi>
              <math:mo math:stretchy="false">−</math:mo>
              <math:mn>1</math:mn>
            </math:mrow>
          </math:munderover>
          <math:mi>u</math:mi>
        </math:mrow>
      </math:mrow>
      <math:mrow>
        <math:mrow>
          <math:mo math:stretchy="false">(</math:mo>
          <math:mi>k</math:mi>
          <math:mo math:stretchy="false">)</math:mo>
        </math:mrow>
        <math:mo math:stretchy="false">=</math:mo>
        <math:mi>u</math:mi>
      </math:mrow>
      <math:mrow>
        <math:mo math:stretchy="false">(</math:mo>
        <math:mn>0</math:mn>
        <math:mo math:stretchy="false">)</math:mo>
      </math:mrow>
      <math:mi>u</math:mi>
      <math:mrow>
        <math:mo math:stretchy="false">(</math:mo>
        <math:mn>1</math:mn>
        <math:mo math:stretchy="false">)</math:mo>
      </math:mrow>
      <math:mi/>
      <math:mo math:stretchy="false">⋯</math:mo>
      <math:mi/>
      <math:mi>u</math:mi>
      <math:mrow>
        <math:mo math:stretchy="false">(</math:mo>
        <math:mrow>
          <math:mi>N</math:mi>
          <math:mo math:stretchy="false">−</math:mo>
          <math:mn>1</math:mn>
        </math:mrow>
        <math:mo math:stretchy="false">)</math:mo>
      </math:mrow>
    </math:mrow>
    <math:annotation math:encoding="StarMath 5.0">J = prod from k=0 to N-1 u(k) = u(0) u(1)` dotsaxis` u(N-1) 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m</math:mi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sub>
            <math:mi>U</math:mi>
            <math:mi>m</math:mi>
          </math:msub>
        </math:munder>
      </math:mrow>
      <math:mrow>
        <math:munderover>
          <math:mo math:stretchy="false">∏</math:mo>
          <math:mrow>
            <math:mi>k</math:mi>
            <math:mo math:stretchy="false">=</math:mo>
            <math:mi>m</math:mi>
          </math:mrow>
          <math:mrow>
            <math:mi>N</math:mi>
            <math:mo math:stretchy="false">−</math:mo>
            <math:mn>1</math:mn>
          </math:mrow>
        </math:munderover>
        <math:mi>u</math:mi>
      </math:mrow>
      <math:mrow>
        <math:mo math:stretchy="false">(</math:mo>
        <math:mi>k</math:mi>
        <math:mo math:stretchy="false">)</math:mo>
      </math:mrow>
    </math:mrow>
    <math:annotation math:encoding="StarMath 5.0">J^o[x(m)] = func max csub {U_m} prod from k=m to N-1 u(k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sup>
          <math:mi>u</math:mi>
          <math:mi>o</math:mi>
        </math:msup>
      </math:mrow>
      <math:mrow>
        <math:mrow>
          <math:mo math:stretchy="false">(</math:mo>
          <math:mrow>
            <math:mi>N</math:mi>
            <math:mo math:stretchy="false">−</math:mo>
            <math:mn>1</math:mn>
          </math:mrow>
          <math:mo math:stretchy="false">)</math:mo>
        </math:mrow>
        <math:mo math:stretchy="false">=</math:mo>
        <math:mrow>
          <math:mi>L</math:mi>
          <math:mo math:stretchy="false">−</math:mo>
          <math:mi>x</math:mi>
        </math:mrow>
      </math:mrow>
      <math:mrow>
        <math:mo math:stretchy="false">(</math:mo>
        <math:mrow>
          <math:mi>N</math:mi>
          <math:mo math:stretchy="false">−</math:mo>
          <math:mn>1</math:mn>
        </math:mrow>
        <math:mo math:stretchy="false">)</math:mo>
      </math:mrow>
    </math:mrow>
    <math:annotation math:encoding="StarMath 5.0">J^o[x(N-1)] = u^o(N-1) = L - x(N-1)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m</math:mi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i>m</math:mi>
              <math:mo math:stretchy="false">)</math:mo>
            </math:mrow>
          </math:mrow>
        </math:munder>
      </math:mrow>
      <math:mfenced math:open="{" math:close="}">
        <math:mrow>
          <math:mi>u</math:mi>
          <math:mrow>
            <math:mrow>
              <math:mo math:stretchy="false">(</math:mo>
              <math:mi>m</math:mi>
              <math:mo math:stretchy="false">)</math:mo>
            </math:mrow>
            <math:mo math:stretchy="false">⋅</math:mo>
            <math:munder>
              <math:mi>max</math:mi>
              <math:msub>
                <math:mi>U</math:mi>
                <math:mrow>
                  <math:mi>m</math:mi>
                  <math:mo math:stretchy="false">+</math:mo>
                  <math:mn>1</math:mn>
                </math:mrow>
              </math:msub>
            </math:munder>
          </math:mrow>
          <math:mrow>
            <math:munderover>
              <math:mo math:stretchy="false">∏</math:mo>
              <math:mrow>
                <math:mi>k</math:mi>
                <math:mo math:stretchy="false">=</math:mo>
                <math:mrow>
                  <math:mi>m</math:mi>
                  <math:mo math:stretchy="false">+</math:mo>
                  <math:mn>1</math:mn>
                </math:mrow>
              </math:mrow>
              <math:mrow>
                <math:mi>N</math:mi>
                <math:mo math:stretchy="false">−</math:mo>
                <math:mn>1</math:mn>
              </math:mrow>
            </math:munderover>
            <math:mi>u</math:mi>
          </math:mrow>
          <math:mrow>
            <math:mo math:stretchy="false">(</math:mo>
            <math:mi>k</math:mi>
            <math:mo math:stretchy="false">)</math:mo>
          </math:mrow>
        </math:mrow>
      </math:mfenced>
    </math:mrow>
    <math:annotation math:encoding="StarMath 5.0">J^o[x(m)] = func max csub {u(m)} left lbrace u(m) cdot func max csub {U_{m+1}} prod from k=m+1 to N-1 u(k) right rbrace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m</math:mi>
      </math:msub>
      <math:mo math:stretchy="false">=</math:mo>
      <math:mrow>
        <math:mo math:stretchy="false">{</math:mo>
        <math:mrow>
          <math:mi>u</math:mi>
          <math:mrow>
            <math:mo math:stretchy="false">(</math:mo>
            <math:mi>m</math:mi>
            <math:mo math:stretchy="false">)</math:mo>
          </math:mrow>
          <math:mi>,</math:mi>
          <math:mi/>
          <math:mi>u</math:mi>
          <math:mrow>
            <math:mo math:stretchy="false">(</math:mo>
            <math:mrow>
              <math:mi>m</math:mi>
              <math:mo math:stretchy="false">+</math:mo>
              <math:mn>1</math:mn>
            </math:mrow>
            <math:mo math:stretchy="false">)</math:mo>
          </math:mrow>
          <math:mi>,</math:mi>
          <math:mi/>
          <math:mo math:stretchy="false">…</math:mo>
          <math:mi/>
          <math:mi>,</math:mi>
          <math:mi/>
          <math:mi>u</math:mi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U_m = lbrace u(m),` u(m+1),` dotslow` ,` u(N-1) rbrace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m</math:mi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i>m</math:mi>
              <math:mo math:stretchy="false">)</math:mo>
            </math:mrow>
          </math:mrow>
        </math:munder>
      </math:mrow>
      <math:mrow>
        <math:mo math:stretchy="false">{</math:mo>
        <math:mrow>
          <math:mi>u</math:mi>
          <math:mrow>
            <math:mo math:stretchy="false">(</math:mo>
            <math:mi>m</math:mi>
            <math:mo math:stretchy="false">)</math:mo>
          </math:mrow>
          <math:msup>
            <math:mi>J</math:mi>
            <math:mi>o</math:mi>
          </math:msup>
          <math:mrow>
            <math:mo math:stretchy="false">[</math:mo>
            <math:mrow>
              <math:mi>x</math:mi>
              <math:mrow>
                <math:mo math:stretchy="false">(</math:mo>
                <math:mrow>
                  <math:mi>m</math:mi>
                  <math:mo math:stretchy="false">+</math:mo>
                  <math:mn>1</math:mn>
                </math:mrow>
                <math:mo math:stretchy="false">)</math:mo>
              </math:mrow>
            </math:mrow>
            <math:mo math:stretchy="false">]</math:mo>
          </math:mrow>
        </math:mrow>
        <math:mo math:stretchy="false">}</math:mo>
      </math:mrow>
    </math:mrow>
    <math:annotation math:encoding="StarMath 5.0">J^o[x(m)] = func max csub {u(m)} lbrace u(m) J^o[x(m+1)] rbrace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</math:munder>
      </math:mrow>
      <math:mrow>
        <math:mrow>
          <math:mo math:stretchy="false">{</math:mo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  <math:msup>
              <math:mi>J</math:mi>
              <math:mi>o</math:mi>
            </math:msup>
            <math:mrow>
              <math:mo math:stretchy="false">[</math:mo>
              <math:mrow>
                <math:mi>x</math:mi>
                <math:mrow>
                  <math:mo math:stretchy="false">(</math:mo>
                  <math:mrow>
                    <math:mi>N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o math:stretchy="false">]</math:mo>
            </math:mrow>
          </math:mrow>
          <math:mo math:stretchy="false">}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</math:munder>
      </math:mrow>
      <math:mrow>
        <math:mo math:stretchy="false">{</math:mo>
        <math:mrow>
          <math:mi>u</math:mi>
          <math:mrow>
            <math:mo math:stretchy="false">(</math:mo>
            <math:mrow>
              <math:mi>N</math:mi>
              <math:mo math:stretchy="false">−</math:mo>
              <math:mn>2</math:mn>
            </math:mrow>
            <math:mo math:stretchy="false">)</math:mo>
          </math:mrow>
          <math:mrow>
            <math:mo math:stretchy="false">(</math:mo>
            <math:mrow>
              <math:mrow>
                <math:mi>L</math:mi>
                <math:mo math:stretchy="false">−</math:mo>
                <math:mi>x</math:mi>
              </math:mrow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</math:mrow>
        <math:mo math:stretchy="false">}</math:mo>
      </math:mrow>
    </math:mrow>
    <math:annotation math:encoding="StarMath 5.0">J^o[x(N-2)] = func max csub {u(N-2)} lbrace u(N-2) J^o[x(N-1)] rbrace = func max csub {u(N-2)} lbrace u(N-2) (L - x(N-1)) rbrac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i>N</math:mi>
              <math:mo math:stretchy="false">)</math:mo>
            </math:mrow>
            <math:mi>,</math:mi>
            <math:mi>N</math:mi>
          </math:mrow>
          <math:mo math:stretchy="false">]</math:mo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sup>
          <math:mi>y</math:mi>
          <math:mi>T</math:mi>
        </math:msup>
      </math:mrow>
      <math:mrow>
        <math:mo math:stretchy="false">(</math:mo>
        <math:mi>N</math:mi>
        <math:mo math:stretchy="false">)</math:mo>
      </math:mrow>
      <math:mi>S</math:mi>
      <math:msub>
        <math:mi>y</math:mi>
        <math:mi>d</math:mi>
      </math:msub>
      <math:mrow>
        <math:mrow>
          <math:mo math:stretchy="false">(</math:mo>
          <math:mi>N</math:mi>
          <math:mo math:stretchy="false">)</math:mo>
        </math:mrow>
        <math:mo math:stretchy="false">−</math:mo>
        <math:msubsup>
          <math:mi>y</math:mi>
          <math:mi>d</math:mi>
          <math:mi>T</math:mi>
        </math:msubsup>
      </math:mrow>
      <math:mrow>
        <math:mo math:stretchy="false">(</math:mo>
        <math:mi>N</math:mi>
        <math:mo math:stretchy="false">)</math:mo>
      </math:mrow>
      <math:mi>S</math:mi>
      <math:mi>y</math:mi>
      <math:mrow>
        <math:mrow>
          <math:mo math:stretchy="false">(</math:mo>
          <math:mi>N</math:mi>
          <math:mo math:stretchy="false">)</math:mo>
        </math:mrow>
        <math:mo math:stretchy="false">+</math:mo>
        <math:msup>
          <math:mi>y</math:mi>
          <math:mi>T</math:mi>
        </math:msup>
      </math:mrow>
      <math:mrow>
        <math:mo math:stretchy="false">(</math:mo>
        <math:mi>N</math:mi>
        <math:mo math:stretchy="false">)</math:mo>
      </math:mrow>
      <math:mi>S</math:mi>
      <math:mi>y</math:mi>
      <math:mrow>
        <math:mo math:stretchy="false">(</math:mo>
        <math:mi>N</math:mi>
        <math:mo math:stretchy="false">)</math:mo>
      </math:mrow>
    </math:mrow>
    <math:annotation math:encoding="StarMath 5.0">2 J^o[x(N), N] = y_d^T(N) S y_d(N) - y^T(N) S y_d(N) - y_d^T(N) S y(N) + y^T(N) S y(N)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N</math:mi>
            <math:mo math:stretchy="false">−</math:mo>
            <math:mn>1</math:mn>
          </math:mrow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+</math:mo>
        <math:mi>u</math:mi>
      </math:mrow>
      <math:mrow>
        <math:mo math:stretchy="false">(</math:mo>
        <math:mrow>
          <math:mi>N</math:mi>
          <math:mo math:stretchy="false">−</math:mo>
          <math:mn>2</math:mn>
        </math:mrow>
        <math:mo math:stretchy="false">)</math:mo>
      </math:mrow>
      <math:mtext>, so </math:mtext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</math:munder>
      </math:mrow>
      <math:mrow>
        <math:mo math:stretchy="false">{</math:mo>
        <math:mrow>
          <math:mi>u</math:mi>
          <math:mrow>
            <math:mo math:stretchy="false">(</math:mo>
            <math:mrow>
              <math:mi>N</math:mi>
              <math:mo math:stretchy="false">−</math:mo>
              <math:mn>2</math:mn>
            </math:mrow>
            <math:mo math:stretchy="false">)</math:mo>
          </math:mrow>
          <math:mrow>
            <math:mo math:stretchy="false">(</math:mo>
            <math:mrow>
              <math:mrow>
                <math:mi>L</math:mi>
                <math:mo math:stretchy="false">−</math:mo>
                <math:mi>x</math:mi>
              </math:mrow>
              <math:mrow>
                <math:mrow>
                  <math:mo math:stretchy="false">(</math:mo>
                  <math:mrow>
                    <math:mi>N</math:mi>
                    <math:mo math:stretchy="false">−</math:mo>
                    <math:mn>2</math:mn>
                  </math:mrow>
                  <math:mo math:stretchy="false">)</math:mo>
                </math:mrow>
                <math:mo math:stretchy="false">−</math:mo>
                <math:mi>u</math:mi>
              </math:mrow>
              <math:mrow>
                <math:mo math:stretchy="false">(</math:mo>
                <math:mrow>
                  <math:mi>N</math:mi>
                  <math:mo math:stretchy="false">−</math:mo>
                  <math:mn>2</math:mn>
                </math:mrow>
                <math:mo math:stretchy="false">)</math:mo>
              </math:mrow>
            </math:mrow>
            <math:mo math:stretchy="false">)</math:mo>
          </math:mrow>
        </math:mrow>
        <math:mo math:stretchy="false">}</math:mo>
      </math:mrow>
    </math:mrow>
    <math:annotation math:encoding="StarMath 5.0">x(N-1) = x(N-2) + u(N-2) ", so " J^o[x(N-2)] = func max csub {u(N-2)} lbrace u(N-2) (L - x(N-2) - u(N-2)) rbrace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text>Maximum achieved for </math:mtext>
      <math:msup>
        <math:mi>u</math:mi>
        <math:mi>o</math:mi>
      </math:msup>
      <math:mrow>
        <math:mo math:stretchy="false">(</math:mo>
        <math:mrow>
          <math:mi>N</math:mi>
          <math:mo math:stretchy="false">−</math:mo>
          <math:mn>2</math:mn>
        </math:mrow>
        <math:mo math:stretchy="false">)</math:mo>
      </math:mrow>
      <math:mtext> such that </math:mtext>
      <math:mrow>
        <math:mrow>
          <math:mfrac>
            <math:mrow>
              <math:mo math:stretchy="false">∂</math:mo>
              <math:mi>J</math:mi>
              <math:mrow>
                <math:mo math:stretchy="false">[</math:mo>
                <math:mrow>
                  <math:mi>x</math:mi>
                  <math:mrow>
                    <math:mo math:stretchy="false">(</math:mo>
                    <math:mrow>
                      <math:mi>N</math:mi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]</math:mo>
              </math:mrow>
            </math:mrow>
            <math:mrow>
              <math:mo math:stretchy="false">∂</math:mo>
              <math:mi>u</math:mi>
              <math:mrow>
                <math:mo math:stretchy="false">(</math:mo>
                <math:mrow>
                  <math:mi>N</math:mi>
                  <math:mo math:stretchy="false">−</math:mo>
                  <math:mn>2</math:mn>
                </math:mrow>
                <math:mo math:stretchy="false">)</math:mo>
              </math:mrow>
            </math:mrow>
          </math:mfrac>
          <math:msub>
            <math:mo math:stretchy="false">∣</math:mo>
            <math:mrow>
              <math:msup>
                <math:mi>u</math:mi>
                <math:mi>o</math:mi>
              </math:msup>
              <math:mrow>
                <math:mo math:stretchy="false">(</math:mo>
                <math:mrow>
                  <math:mi>N</math:mi>
                  <math:mo math:stretchy="false">−</math:mo>
                  <math:mn>2</math:mn>
                </math:mrow>
                <math:mo math:stretchy="false">)</math:mo>
              </math:mrow>
            </math:mrow>
          </math:msub>
          <math:mtext/>
        </math:mrow>
        <math:mo math:stretchy="false">=</math:mo>
        <math:mn>0</math:mn>
      </math:mrow>
    </math:mrow>
    <math:annotation math:encoding="StarMath 5.0">"Maximum achieved for " u^o(N-2) " such that " {partial J[x(N-2)]} over {partial u(N-2)} divides_{u^o(N-2)} "" = 0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o math:stretchy="false">∂</math:mo>
              <math:mi>J</math:mi>
              <math:mrow>
                <math:mo math:stretchy="false">[</math:mo>
                <math:mrow>
                  <math:mi>x</math:mi>
                  <math:mrow>
                    <math:mo math:stretchy="false">(</math:mo>
                    <math:mrow>
                      <math:mi>N</math:mi>
                      <math:mo math:stretchy="false">−</math:mo>
                      <math:mn>2</math:mn>
                    </math:mrow>
                    <math:mo math:stretchy="false">)</math:mo>
                  </math:mrow>
                </math:mrow>
                <math:mo math:stretchy="false">]</math:mo>
              </math:mrow>
            </math:mrow>
            <math:mrow>
              <math:mo math:stretchy="false">∂</math:mo>
              <math:mi>u</math:mi>
              <math:mrow>
                <math:mo math:stretchy="false">(</math:mo>
                <math:mrow>
                  <math:mi>N</math:mi>
                  <math:mo math:stretchy="false">−</math:mo>
                  <math:mn>2</math:mn>
                </math:mrow>
                <math:mo math:stretchy="false">)</math:mo>
              </math:mrow>
            </math:mrow>
          </math:mfrac>
          <math:msub>
            <math:mo math:stretchy="false">∣</math:mo>
            <math:mrow>
              <math:msup>
                <math:mi>u</math:mi>
                <math:mi>o</math:mi>
              </math:msup>
              <math:mrow>
                <math:mo math:stretchy="false">(</math:mo>
                <math:mrow>
                  <math:mi>N</math:mi>
                  <math:mo math:stretchy="false">−</math:mo>
                  <math:mn>2</math:mn>
                </math:mrow>
                <math:mo math:stretchy="false">)</math:mo>
              </math:mrow>
            </math:mrow>
          </math:msub>
          <math:mtext/>
        </math:mrow>
        <math:mo math:stretchy="false">=</math:mo>
        <math:mrow>
          <math:mi>L</math:mi>
          <math:mo math:stretchy="false">−</math:mo>
          <math:mi>x</math:mi>
        </math:mrow>
      </math:mrow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−</math:mo>
        <math:mn>2</math:mn>
      </math:mrow>
      <math:msup>
        <math:mi>u</math:mi>
        <math:mi>o</math:mi>
      </math:msup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=</math:mo>
        <math:mn>0</math:mn>
      </math:mrow>
    </math:mrow>
    <math:annotation math:encoding="StarMath 5.0">{partial J[x(N-2)]} over {partial u(N-2)} divides_{u^o(N-2)} "" = L - x(N-2) - 2 u^o(N-2) = 0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=</math:mo>
        <math:mfrac>
          <math:mn>1</math:mn>
          <math:mn>2</math:mn>
        </math:mfrac>
      </math:mrow>
      <math:mrow>
        <math:mo math:stretchy="false">(</math:mo>
        <math:mrow>
          <math:mrow>
            <math:mi>L</math:mi>
            <math:mo math:stretchy="false">−</math:mo>
            <math:mi>x</math:mi>
          </math:mrow>
          <math:mrow>
            <math:mo math:stretchy="false">(</math:mo>
            <math:mrow>
              <math:mi>N</math:mi>
              <math:mo math:stretchy="false">−</math:mo>
              <math:mn>2</math:mn>
            </math:mrow>
            <math:mo math:stretchy="false">)</math:mo>
          </math:mrow>
        </math:mrow>
        <math:mo math:stretchy="false">)</math:mo>
      </math:mrow>
      <math:mi>,</math:mi>
      <math:mi/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frac>
          <math:mn>1</math:mn>
          <math:msup>
            <math:mn>2</math:mn>
            <math:mn>2</math:mn>
          </math:msup>
        </math:mfrac>
      </math:mrow>
      <math:msup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o math:stretchy="false">(</math:mo>
              <math:mrow>
                <math:mi>N</math:mi>
                <math:mo math:stretchy="false">−</math:mo>
                <math:mn>2</math:mn>
              </math:mrow>
              <math:mo math:stretchy="false">)</math:mo>
            </math:mrow>
          </math:mrow>
          <math:mo math:stretchy="false">)</math:mo>
        </math:mrow>
        <math:mn>2</math:mn>
      </math:msup>
    </math:mrow>
    <math:annotation math:encoding="StarMath 5.0">u^o(N-2) = 1 over 2 (L - x(N-2)) ,` J^o[x(N-2)] = 1 over 2^2 (L - x(N-2))^2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</math:munder>
      </math:mrow>
      <math:mrow>
        <math:mrow>
          <math:mo math:stretchy="false">{</math:mo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  <math:msup>
              <math:mi>J</math:mi>
              <math:mi>o</math:mi>
            </math:msup>
            <math:mrow>
              <math:mo math:stretchy="false">[</math:mo>
              <math:mrow>
                <math:mi>x</math:mi>
                <math:mrow>
                  <math:mo math:stretchy="false">(</math:mo>
                  <math:mrow>
                    <math:mi>N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]</math:mo>
            </math:mrow>
          </math:mrow>
          <math:mo math:stretchy="false">}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</math:munder>
      </math:mrow>
      <math:mfenced math:open="{" math:close="}">
        <math:mrow>
          <math:mi>u</math:mi>
          <math:mrow>
            <math:mo math:stretchy="false">(</math:mo>
            <math:mrow>
              <math:mi>N</math:mi>
              <math:mo math:stretchy="false">−</math:mo>
              <math:mn>3</math:mn>
            </math:mrow>
            <math:mo math:stretchy="false">)</math:mo>
          </math:mrow>
          <math:mfrac>
            <math:mn>1</math:mn>
            <math:msup>
              <math:mn>2</math:mn>
              <math:mn>2</math:mn>
            </math:msup>
          </math:mfrac>
          <math:msup>
            <math:mrow>
              <math:mo math:stretchy="false">(</math:mo>
              <math:mrow>
                <math:mrow>
                  <math:mi>L</math:mi>
                  <math:mo math:stretchy="false">−</math:mo>
                  <math:mi>x</math:mi>
                </math:mrow>
                <math:mrow>
                  <math:mo math:stretchy="false">(</math:mo>
                  <math:mrow>
                    <math:mi>N</math:mi>
                    <math:mo math:stretchy="false">−</math:mo>
                    <math:mn>2</math:mn>
                  </math:mrow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fenced>
    </math:mrow>
    <math:annotation math:encoding="StarMath 5.0">J^o[x(N-3)] = func max csub {u(N-3)} lbrace u(N-3) J^o[x(N-2)] rbrace = func max csub {u(N-3)} left lbrace u(N-3) 1 over 2^2 (L - x(N-2))^2 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row>
            <math:mi>N</math:mi>
            <math:mo math:stretchy="false">−</math:mo>
            <math:mn>3</math:mn>
          </math:mrow>
          <math:mo math:stretchy="false">)</math:mo>
        </math:mrow>
        <math:mo math:stretchy="false">+</math:mo>
        <math:mi>u</math:mi>
      </math:mrow>
      <math:mrow>
        <math:mo math:stretchy="false">(</math:mo>
        <math:mrow>
          <math:mi>N</math:mi>
          <math:mo math:stretchy="false">−</math:mo>
          <math:mn>3</math:mn>
        </math:mrow>
        <math:mo math:stretchy="false">)</math:mo>
      </math:mrow>
      <math:mtext>, so </math:mtext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</math:munder>
      </math:mrow>
      <math:mfenced math:open="{" math:close="}">
        <math:mrow>
          <math:mi>u</math:mi>
          <math:mrow>
            <math:mo math:stretchy="false">(</math:mo>
            <math:mrow>
              <math:mi>N</math:mi>
              <math:mo math:stretchy="false">−</math:mo>
              <math:mn>3</math:mn>
            </math:mrow>
            <math:mo math:stretchy="false">)</math:mo>
          </math:mrow>
          <math:mfrac>
            <math:mn>1</math:mn>
            <math:msup>
              <math:mn>2</math:mn>
              <math:mn>2</math:mn>
            </math:msup>
          </math:mfrac>
          <math:msup>
            <math:mrow>
              <math:mo math:stretchy="false">(</math:mo>
              <math:mrow>
                <math:mrow>
                  <math:mi>L</math:mi>
                  <math:mo math:stretchy="false">−</math:mo>
                  <math:mi>x</math:mi>
                </math:mrow>
                <math:mrow>
                  <math:mrow>
                    <math:mo math:stretchy="false">(</math:mo>
                    <math:mrow>
                      <math:mi>N</math:mi>
                      <math:mo math:stretchy="false">−</math:mo>
                      <math:mn>3</math:mn>
                    </math:mrow>
                    <math:mo math:stretchy="false">)</math:mo>
                  </math:mrow>
                  <math:mo math:stretchy="false">−</math:mo>
                  <math:mi>u</math:mi>
                </math:mrow>
                <math:mrow>
                  <math:mo math:stretchy="false">(</math:mo>
                  <math:mrow>
                    <math:mi>N</math:mi>
                    <math:mo math:stretchy="false">−</math:mo>
                    <math:mn>3</math:mn>
                  </math:mrow>
                  <math:mo math:stretchy="false">)</math:mo>
                </math:mrow>
              </math:mrow>
              <math:mo math:stretchy="false">)</math:mo>
            </math:mrow>
            <math:mn>2</math:mn>
          </math:msup>
        </math:mrow>
      </math:mfenced>
    </math:mrow>
    <math:annotation math:encoding="StarMath 5.0">x(N-2) = x(N-3) + u(N-3) ", so " J^o[x(N-3)] = func max csub {u(N-3)} left lbrace u(N-3) 1 over 2^2 (L - x(N-3) - u(N-3))^2 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o math:stretchy="false">∂</math:mo>
              <math:mi>J</math:mi>
              <math:mrow>
                <math:mo math:stretchy="false">[</math:mo>
                <math:mrow>
                  <math:mi>x</math:mi>
                  <math:mrow>
                    <math:mo math:stretchy="false">(</math:mo>
                    <math:mrow>
                      <math:mi>N</math:mi>
                      <math:mo math:stretchy="false">−</math:mo>
                      <math:mn>3</math:mn>
                    </math:mrow>
                    <math:mo math:stretchy="false">)</math:mo>
                  </math:mrow>
                </math:mrow>
                <math:mo math:stretchy="false">]</math:mo>
              </math:mrow>
            </math:mrow>
            <math:mrow>
              <math:mo math:stretchy="false">∂</math:mo>
              <math:mi>u</math:mi>
              <math:mrow>
                <math:mo math:stretchy="false">(</math:mo>
                <math:mrow>
                  <math:mi>N</math:mi>
                  <math:mo math:stretchy="false">−</math:mo>
                  <math:mn>3</math:mn>
                </math:mrow>
                <math:mo math:stretchy="false">)</math:mo>
              </math:mrow>
            </math:mrow>
          </math:mfrac>
          <math:msub>
            <math:mo math:stretchy="false">∣</math:mo>
            <math:mrow>
              <math:msup>
                <math:mi>u</math:mi>
                <math:mi>o</math:mi>
              </math:msup>
              <math:mrow>
                <math:mo math:stretchy="false">(</math:mo>
                <math:mrow>
                  <math:mi>N</math:mi>
                  <math:mo math:stretchy="false">−</math:mo>
                  <math:mn>3</math:mn>
                </math:mrow>
                <math:mo math:stretchy="false">)</math:mo>
              </math:mrow>
            </math:mrow>
          </math:msub>
          <math:mtext/>
        </math:mrow>
        <math:mo math:stretchy="false">=</math:mo>
        <math:mfrac>
          <math:mn>1</math:mn>
          <math:msup>
            <math:mn>2</math:mn>
            <math:mn>2</math:mn>
          </math:msup>
        </math:mfrac>
      </math:mrow>
      <math:mrow>
        <math:msup>
          <math:mrow>
            <math:mo math:stretchy="false">(</math:mo>
            <math:mrow>
              <math:mrow>
                <math:mi>L</math:mi>
                <math:mo math:stretchy="false">−</math:mo>
                <math:mi>x</math:mi>
              </math:mrow>
              <math:mrow>
                <math:mrow>
                  <math:mo math:stretchy="false">(</math:mo>
                  <math:mrow>
                    <math:mi>N</math:mi>
                    <math:mo math:stretchy="false">−</math:mo>
                    <math:mn>3</math:mn>
                  </math:mrow>
                  <math:mo math:stretchy="false">)</math:mo>
                </math:mrow>
                <math:mo math:stretchy="false">−</math:mo>
                <math:msup>
                  <math:mi>u</math:mi>
                  <math:mi>o</math:mi>
                </math:msup>
              </math:mrow>
              <math:mrow>
                <math:mo math:stretchy="false">(</math:mo>
                <math:mrow>
                  <math:mi>N</math:mi>
                  <math:mo math:stretchy="false">−</math:mo>
                  <math:mn>3</math:mn>
                </math:mrow>
                <math:mo math:stretchy="false">)</math:mo>
              </math:mrow>
            </math:mrow>
            <math:mo math:stretchy="false">)</math:mo>
          </math:mrow>
          <math:mn>2</math:mn>
        </math:msup>
        <math:mo math:stretchy="false">−</math:mo>
        <math:msup>
          <math:mi>u</math:mi>
          <math:mi>o</math:mi>
        </math:msup>
      </math:mrow>
      <math:mrow>
        <math:mo math:stretchy="false">(</math:mo>
        <math:mrow>
          <math:mi>N</math:mi>
          <math:mo math:stretchy="false">−</math:mo>
          <math:mn>3</math:mn>
        </math:mrow>
        <math:mo math:stretchy="false">)</math:mo>
      </math:mrow>
      <math:mfrac>
        <math:mn>1</math:mn>
        <math:mn>2</math:mn>
      </math:mfrac>
      <math:mrow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row>
                <math:mo math:stretchy="false">(</math:mo>
                <math:mrow>
                  <math:mi>N</math:mi>
                  <math:mo math:stretchy="false">−</math:mo>
                  <math:mn>3</math:mn>
                </math:mrow>
                <math:mo math:stretchy="false">)</math:mo>
              </math:mrow>
              <math:mo math:stretchy="false">−</math:mo>
              <math:msup>
                <math:mi>u</math:mi>
                <math:mi>o</math:mi>
              </math:msup>
            </math:mrow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)</math:mo>
        </math:mrow>
        <math:mo math:stretchy="false">=</math:mo>
        <math:mn>0</math:mn>
      </math:mrow>
    </math:mrow>
    <math:annotation math:encoding="StarMath 5.0">{partial J[x(N-3)]} over {partial u(N-3)} divides_{u^o(N-3)} "" = 1 over 2^2 (L - x(N-3) - u^o(N-3))^2 - u^o(N-3) 1 over 2 (L - x(N-3) - u^o(N-3)) = 0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N</math:mi>
            <math:mo math:stretchy="false">−</math:mo>
            <math:mn>2</math:mn>
          </math:mrow>
          <math:mo math:stretchy="false">)</math:mo>
        </math:mrow>
        <math:mo math:stretchy="false">≠</math:mo>
        <math:mi>L</math:mi>
      </math:mrow>
      <math:mtext> so </math:mtext>
      <math:mrow>
        <math:mi>L</math:mi>
        <math:mo math:stretchy="false">−</math:mo>
        <math:mi>x</math:mi>
      </math:mrow>
      <math:mrow>
        <math:mrow>
          <math:mo math:stretchy="false">(</math:mo>
          <math:mrow>
            <math:mi>N</math:mi>
            <math:mo math:stretchy="false">−</math:mo>
            <math:mn>3</math:mn>
          </math:mrow>
          <math:mo math:stretchy="false">)</math:mo>
        </math:mrow>
        <math:mo math:stretchy="false">−</math:mo>
        <math:msup>
          <math:mi>u</math:mi>
          <math:mi>o</math:mi>
        </math:msup>
      </math:mrow>
      <math:mrow>
        <math:mrow>
          <math:mo math:stretchy="false">(</math:mo>
          <math:mrow>
            <math:mi>N</math:mi>
            <math:mo math:stretchy="false">−</math:mo>
            <math:mn>3</math:mn>
          </math:mrow>
          <math:mo math:stretchy="false">)</math:mo>
        </math:mrow>
        <math:mo math:stretchy="false">≠</math:mo>
        <math:mn>0</math:mn>
      </math:mrow>
    </math:mrow>
    <math:annotation math:encoding="StarMath 5.0">x(N-2) &lt;&gt; L " so " L - x(N-3) - u^o(N-3) &lt;&gt; 0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</math:mn>
      </math:mfrac>
      <math:mrow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row>
                <math:mo math:stretchy="false">(</math:mo>
                <math:mrow>
                  <math:mi>N</math:mi>
                  <math:mo math:stretchy="false">−</math:mo>
                  <math:mn>3</math:mn>
                </math:mrow>
                <math:mo math:stretchy="false">)</math:mo>
              </math:mrow>
              <math:mo math:stretchy="false">−</math:mo>
              <math:msup>
                <math:mi>u</math:mi>
                <math:mi>o</math:mi>
              </math:msup>
            </math:mrow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)</math:mo>
        </math:mrow>
        <math:mo math:stretchy="false">−</math:mo>
        <math:msup>
          <math:mi>u</math:mi>
          <math:mi>o</math:mi>
        </math:msup>
      </math:mrow>
      <math:mrow>
        <math:mrow>
          <math:mo math:stretchy="false">(</math:mo>
          <math:mrow>
            <math:mi>N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1 over 2 (L - x(N-3) - u^o(N-3)) - u^o(N-3) = 0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row>
            <math:mi>N</math:mi>
            <math:mo math:stretchy="false">−</math:mo>
            <math:mn>3</math:mn>
          </math:mrow>
          <math:mo math:stretchy="false">)</math:mo>
        </math:mrow>
        <math:mo math:stretchy="false">=</math:mo>
        <math:mfrac>
          <math:mn>1</math:mn>
          <math:mn>3</math:mn>
        </math:mfrac>
      </math:mrow>
      <math:mrow>
        <math:mo math:stretchy="false">(</math:mo>
        <math:mrow>
          <math:mrow>
            <math:mi>L</math:mi>
            <math:mo math:stretchy="false">−</math:mo>
            <math:mi>x</math:mi>
          </math:mrow>
          <math:mrow>
            <math:mo math:stretchy="false">(</math:mo>
            <math:mrow>
              <math:mi>N</math:mi>
              <math:mo math:stretchy="false">−</math:mo>
              <math:mn>3</math:mn>
            </math:mrow>
            <math:mo math:stretchy="false">)</math:mo>
          </math:mrow>
        </math:mrow>
        <math:mo math:stretchy="false">)</math:mo>
      </math:mrow>
      <math:mi>,</math:mi>
      <math:mi/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frac>
          <math:mn>1</math:mn>
          <math:msup>
            <math:mn>3</math:mn>
            <math:mn>3</math:mn>
          </math:msup>
        </math:mfrac>
      </math:mrow>
      <math:msup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o math:stretchy="false">(</math:mo>
              <math:mrow>
                <math:mi>N</math:mi>
                <math:mo math:stretchy="false">−</math:mo>
                <math:mn>3</math:mn>
              </math:mrow>
              <math:mo math:stretchy="false">)</math:mo>
            </math:mrow>
          </math:mrow>
          <math:mo math:stretchy="false">)</math:mo>
        </math:mrow>
        <math:mn>3</math:mn>
      </math:msup>
    </math:mrow>
    <math:annotation math:encoding="StarMath 5.0">u^o(N-3) = 1 over 3 (L - x(N-3)) ,` J^o[x(N-3)] = 1 over 3^3 (L - x(N-3))^3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p>
        <math:mi>y</math:mi>
        <math:mi>T</math:mi>
      </math:m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o math:stretchy="false">(</math:mo>
        <math:mi>k</math:mi>
        <math:mo math:stretchy="false">)</math:mo>
      </math:mrow>
      <math:mtext> is a scalar so </math:mtext>
      <math:msup>
        <math:mi>y</math:mi>
        <math:mi>T</math:mi>
      </math:msup>
      <math:mrow>
        <math:mo math:stretchy="false">(</math:mo>
        <math:mi>k</math:mi>
        <math:mo math:stretchy="false">)</math:mo>
      </math:mrow>
      <math:mi>T</math:mi>
      <math:msub>
        <math:mi>y</math:mi>
        <math:mi>d</math:mi>
      </math:msub>
      <math:mrow>
        <math:mrow>
          <math:mrow>
            <math:mo math:stretchy="false">(</math:mo>
            <math:mi>k</math:mi>
            <math:mo math:stretchy="false">)</math:mo>
          </math:mrow>
          <math:mo math:stretchy="false">=</math:mo>
          <math:msup>
            <math:mrow>
              <math:mo math:stretchy="false">[</math:mo>
              <math:mrow>
                <math:msup>
                  <math:mi>y</math:mi>
                  <math:mi>T</math:mi>
                </math:msup>
                <math:mrow>
                  <math:mo math:stretchy="false">(</math:mo>
                  <math:mi>k</math:mi>
                  <math:mo math:stretchy="false">)</math:mo>
                </math:mrow>
                <math:mi>T</math:mi>
                <math:msub>
                  <math:mi>y</math:mi>
                  <math:mi>d</math:mi>
                </math:msub>
                <math:mrow>
                  <math:mo math:stretchy="false">(</math:mo>
                  <math:mi>k</math:mi>
                  <math:mo math:stretchy="false">)</math:mo>
                </math:mrow>
              </math:mrow>
              <math:mo math:stretchy="false">]</math:mo>
            </math:mrow>
            <math:mi>T</math:mi>
          </math:msup>
        </math:mrow>
        <math:mo math:stretchy="false">=</math:mo>
        <math:msubsup>
          <math:mi>y</math:mi>
          <math:mi>d</math:mi>
          <math:mi>T</math:mi>
        </math:msubsup>
      </math:mrow>
      <math:mrow>
        <math:mo math:stretchy="false">(</math:mo>
        <math:mi>k</math:mi>
        <math:mo math:stretchy="false">)</math:mo>
      </math:mrow>
      <math:mi>T</math:mi>
      <math:mi>y</math:mi>
      <math:mrow>
        <math:mo math:stretchy="false">(</math:mo>
        <math:mi>k</math:mi>
        <math:mo math:stretchy="false">)</math:mo>
      </math:mrow>
    </math:mrow>
    <math:annotation math:encoding="StarMath 5.0">y^T(k) T y_d(k) " is a scalar so " y^T(k) T y_d(k) = [y^T(k) T y_d(k)]^T = y_d^T(k) T y(k)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text>Propose general form: </math:mtext>
      <math:msup>
        <math:mi>u</math:mi>
        <math:mi>o</math:mi>
      </math:msup>
      <math:mrow>
        <math:mrow>
          <math:mo math:stretchy="false">(</math:mo>
          <math:mrow>
            <math:mi>N</math:mi>
            <math:mo math:stretchy="false">−</math:mo>
            <math:mi>k</math:mi>
          </math:mrow>
          <math:mo math:stretchy="false">)</math:mo>
        </math:mrow>
        <math:mo math:stretchy="false">=</math:mo>
        <math:mfrac>
          <math:mn>1</math:mn>
          <math:mi>k</math:mi>
        </math:mfrac>
      </math:mrow>
      <math:mrow>
        <math:mo math:stretchy="false">(</math:mo>
        <math:mrow>
          <math:mrow>
            <math:mi>L</math:mi>
            <math:mo math:stretchy="false">−</math:mo>
            <math:mi>x</math:mi>
          </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</math:mrow>
        <math:mo math:stretchy="false">)</math:mo>
      </math:mrow>
      <math:mi>,</math:mi>
      <math:mi/>
      <math:msup>
        <math:mi>J</math:mi>
        <math:mi>o</math:mi>
      </math:msup>
      <math:mrow>
        <math:mrow>
          <math:mo math:stretchy="false">(</math:mo>
          <math:mrow>
            <math:mi>x</math:mi>
            <math:mrow>
              <math:mo math:stretchy="false">(</math:mo>
              <math:mrow>
                <math:mi>N</math:mi>
                <math:mo math:stretchy="false">−</math:mo>
                <math:mi>k</math:mi>
              </math:mrow>
              <math:mo math:stretchy="false">)</math:mo>
            </math:mrow>
          </math:mrow>
          <math:mo math:stretchy="false">)</math:mo>
        </math:mrow>
        <math:mo math:stretchy="false">=</math:mo>
        <math:msup>
          <math:mi>u</math:mi>
          <math:mi>o</math:mi>
        </math:msup>
      </math:mrow>
      <math:msup>
        <math:mrow>
          <math:mo math:stretchy="false">(</math:mo>
          <math:mrow>
            <math:mi>N</math:mi>
            <math:mo math:stretchy="false">−</math:mo>
            <math:mi>k</math:mi>
          </math:mrow>
          <math:mo math:stretchy="false">)</math:mo>
        </math:mrow>
        <math:mi>k</math:mi>
      </math:msup>
    </math:mrow>
    <math:annotation math:encoding="StarMath 5.0">"Propose general form: " u^o(N-k) = 1 over k (L - x(N-k)) ,` J^o(x(N-k)) = u^o(N-k)^k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</math:munder>
      </math:mrow>
      <math:mrow>
        <math:mrow>
          <math:mo math:stretchy="false">{</math:mo>
          <math:mrow>
            <math:mi>u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  <math:msup>
              <math:mi>J</math:mi>
              <math:mi>o</math:mi>
            </math:msup>
            <math:mrow>
              <math:mo math:stretchy="false">[</math:mo>
              <math:mrow>
                <math:mi>x</math:mi>
                <math:mrow>
                  <math:mo math:stretchy="false">(</math:mo>
                  <math:mrow>
                    <math:mi>N</math:mi>
                    <math:mo math:stretchy="false">−</math:mo>
                    <math:mi>k</math:mi>
                  </math:mrow>
                  <math:mo math:stretchy="false">)</math:mo>
                </math:mrow>
              </math:mrow>
              <math:mo math:stretchy="false">]</math:mo>
            </math:mrow>
          </math:mrow>
          <math:mo math:stretchy="false">}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</math:munder>
      </math:mrow>
      <math:mfenced math:open="{" math:close="}">
        <math:mrow>
          <math:mi>u</math:mi>
          <math:mrow>
            <math:mo math:stretchy="false">(</math:mo>
            <math:mrow>
              <math:mrow>
                <math:mi>N</math:mi>
                <math:mo math:stretchy="false">−</math:mo>
                <math:mi>k</math:mi>
              </math:mrow>
              <math:mo math:stretchy="false">−</math:mo>
              <math:mn>1</math:mn>
            </math:mrow>
            <math:mo math:stretchy="false">)</math:mo>
          </math:mrow>
          <math:mfrac>
            <math:mn>1</math:mn>
            <math:msup>
              <math:mi>k</math:mi>
              <math:mi>k</math:mi>
            </math:msup>
          </math:mfrac>
          <math:msup>
            <math:mrow>
              <math:mo math:stretchy="false">(</math:mo>
              <math:mrow>
                <math:mrow>
                  <math:mi>L</math:mi>
                  <math:mo math:stretchy="false">−</math:mo>
                  <math:mi>x</math:mi>
                </math:mrow>
                <math:mrow>
                  <math:mo math:stretchy="false">(</math:mo>
                  <math:mrow>
                    <math:mi>N</math:mi>
                    <math:mo math:stretchy="false">−</math:mo>
                    <math:mi>k</math:mi>
                  </math:mrow>
                  <math:mo math:stretchy="false">)</math:mo>
                </math:mrow>
              </math:mrow>
              <math:mo math:stretchy="false">)</math:mo>
            </math:mrow>
            <math:mi>k</math:mi>
          </math:msup>
        </math:mrow>
      </math:mfenced>
    </math:mrow>
    <math:annotation math:encoding="StarMath 5.0">J^o[x(N-k-1)] = func max csub {u(N-k-1)} lbrace u(N-k-1) J^o[x(N-k)] rbrace = func max csub {u(N-k-1)} left lbrace u(N-k-1) 1 over k^k (L - x(N-k))^k right rbrace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sup>
        <math:mi>J</math:mi>
        <math:mi>o</math:mi>
      </math:msup>
      <math:mrow>
        <math:mrow>
          <math:mo math:stretchy="false">[</math:mo>
          <math:mrow>
            <math:mi>x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under>
          <math:mi>max</math:mi>
          <math:mrow>
            <math:mi>u</math:mi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</math:munder>
      </math:mrow>
      <math:mfenced math:open="{" math:close="}">
        <math:mrow>
          <math:mi>u</math:mi>
          <math:mrow>
            <math:mo math:stretchy="false">(</math:mo>
            <math:mrow>
              <math:mrow>
                <math:mi>N</math:mi>
                <math:mo math:stretchy="false">−</math:mo>
                <math:mi>k</math:mi>
              </math:mrow>
              <math:mo math:stretchy="false">−</math:mo>
              <math:mn>1</math:mn>
            </math:mrow>
            <math:mo math:stretchy="false">)</math:mo>
          </math:mrow>
          <math:mfrac>
            <math:mn>1</math:mn>
            <math:msup>
              <math:mi>k</math:mi>
              <math:mi>k</math:mi>
            </math:msup>
          </math:mfrac>
          <math:msup>
            <math:mrow>
              <math:mo math:stretchy="false">(</math:mo>
              <math:mrow>
                <math:mrow>
                  <math:mi>L</math:mi>
                  <math:mo math:stretchy="false">−</math:mo>
                  <math:mi>x</math:mi>
                </math:mrow>
                <math:mrow>
                  <math:mrow>
                    <math:mo math:stretchy="false">(</math:mo>
                    <math:mrow>
                      <math:mrow>
                        <math:mi>N</math:mi>
                        <math:mo math:stretchy="false">−</math:mo>
                        <math:mi>k</math:mi>
                      </math:mrow>
                      <math:mo math:stretchy="false">−</math:mo>
                      <math:mn>1</math:mn>
                    </math:mrow>
                    <math:mo math:stretchy="false">)</math:mo>
                  </math:mrow>
                  <math:mo math:stretchy="false">−</math:mo>
                  <math:mi>u</math:mi>
                </math:mrow>
                <math:mrow>
                  <math:mo math:stretchy="false">(</math:mo>
                  <math:mrow>
                    <math:mrow>
                      <math:mi>N</math:mi>
                      <math:mo math:stretchy="false">−</math:mo>
                      <math:mi>k</math:mi>
                    </math:mrow>
                    <math:mo math:stretchy="false">−</math:mo>
                    <math:mn>1</math:mn>
                  </math:mrow>
                  <math:mo math:stretchy="false">)</math:mo>
                </math:mrow>
              </math:mrow>
              <math:mo math:stretchy="false">)</math:mo>
            </math:mrow>
            <math:mi>k</math:mi>
          </math:msup>
        </math:mrow>
      </math:mfenced>
    </math:mrow>
    <math:annotation math:encoding="StarMath 5.0">J^o[x(N-k-1)] = func max csub {u(N-k-1)} left lbrace u(N-k-1) 1 over k^k (L - x(N-k-1) - u(N-k-1))^k right rbrace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o math:stretchy="false">∂</math:mo>
                <math:mi>J</math:mi>
                <math:mrow>
                  <math:mo math:stretchy="false">[</math:mo>
                  <math:mrow>
                    <math:mi>x</math:mi>
                    <math:mrow>
                      <math:mo math:stretchy="false">(</math:mo>
                      <math:mrow>
                        <math:mrow>
                          <math:mi>N</math:mi>
                          <math:mo math:stretchy="false">−</math:mo>
                          <math:mi>k</math:mi>
                        </math:mrow>
                        <math:mo math:stretchy="false">−</math:mo>
                        <math:mn>1</math:mn>
                      </math:mrow>
                      <math:mo math:stretchy="false">)</math:mo>
                    </math:mrow>
                  </math:mrow>
                  <math:mo math:stretchy="false">]</math:mo>
                </math:mrow>
              </math:mrow>
              <math:mrow>
                <math:mo math:stretchy="false">∂</math:mo>
                <math:mi>u</math:mi>
                <math:mrow>
                  <math:mo math:stretchy="false">(</math:mo>
                  <math:mrow>
                    <math:mrow>
                      <math:mi>N</math:mi>
                      <math:mo math:stretchy="false">−</math:mo>
                      <math:mi>k</math:mi>
                    </math:mrow>
                    <math:mo math:stretchy="false">−</math:mo>
                    <math:mn>1</math:mn>
                  </math:mrow>
                  <math:mo math:stretchy="false">)</math:mo>
                </math:mrow>
              </math:mrow>
            </math:mfrac>
            <math:msub>
              <math:mo math:stretchy="false">∣</math:mo>
              <math:mrow>
                <math:msup>
                  <math:mi>u</math:mi>
                  <math:mi>o</math:mi>
                </math:msup>
                <math:mrow>
                  <math:mo math:stretchy="false">(</math:mo>
                  <math:mrow>
                    <math:mrow>
                      <math:mi>N</math:mi>
                      <math:mo math:stretchy="false">−</math:mo>
                      <math:mi>k</math:mi>
                    </math:mrow>
                    <math:mo math:stretchy="false">−</math:mo>
                    <math:mn>1</math:mn>
                  </math:mrow>
                  <math:mo math:stretchy="false">)</math:mo>
                </math:mrow>
              </math:mrow>
            </math:msub>
            <math:mtext/>
          </math:mrow>
          <math:mo math:stretchy="false">=</math:mo>
          <math:mn>0</math:mn>
        </math:mrow>
        <math:mo math:stretchy="false">=</math:mo>
        <math:mfrac>
          <math:mn>1</math:mn>
          <math:msup>
            <math:mi>k</math:mi>
            <math:mi>k</math:mi>
          </math:msup>
        </math:mfrac>
      </math:mrow>
      <math:msup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row>
                <math:mo math:stretchy="false">(</math:mo>
                <math:mrow>
                  <math:mrow>
                    <math:mi>N</math:mi>
                    <math:mo math:stretchy="false">−</math:mo>
                    <math:mi>k</math:mi>
                  </math:mrow>
                  <math:mo math:stretchy="false">−</math:mo>
                  <math:mn>1</math:mn>
                </math:mrow>
                <math:mo math:stretchy="false">)</math:mo>
              </math:mrow>
              <math:mo math:stretchy="false">−</math:mo>
              <math:msup>
                <math:mi>u</math:mi>
                <math:mi>o</math:mi>
              </math:msup>
            </math:mrow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  <math:mo math:stretchy="false">)</math:mo>
        </math:mrow>
        <math:mi>k</math:mi>
      </math:msup>
    </math:mrow>
    <math:annotation math:encoding="StarMath 5.0">{partial J[x(N-k-1)]} over {partial u(N-k-1)} divides_{u^o(N-k-1)} "" = 0 = 1 over k^k (L - x(N-k-1) - u^o(N-k-1))^k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sup>
          <math:mi>u</math:mi>
          <math:mi>o</math:mi>
        </math:msup>
      </math:mrow>
      <math:mrow>
        <math:mo math:stretchy="false">(</math:mo>
        <math:mrow>
          <math:mrow>
            <math:mi>N</math:mi>
            <math:mo math:stretchy="false">−</math:mo>
            <math:mi>k</math:mi>
          </math:mrow>
          <math:mo math:stretchy="false">−</math:mo>
          <math:mn>1</math:mn>
        </math:mrow>
        <math:mo math:stretchy="false">)</math:mo>
      </math:mrow>
      <math:mfrac>
        <math:mn>1</math:mn>
        <math:msup>
          <math:mi>k</math:mi>
          <math:mrow>
            <math:mi>k</math:mi>
            <math:mo math:stretchy="false">−</math:mo>
            <math:mn>1</math:mn>
          </math:mrow>
        </math:msup>
      </math:mfrac>
      <math:msup>
        <math:mrow>
          <math:mo math:stretchy="false">(</math:mo>
          <math:mrow>
            <math:mrow>
              <math:mi>L</math:mi>
              <math:mo math:stretchy="false">−</math:mo>
              <math:mi>x</math:mi>
            </math:mrow>
            <math:mrow>
              <math:mrow>
                <math:mo math:stretchy="false">(</math:mo>
                <math:mrow>
                  <math:mrow>
                    <math:mi>N</math:mi>
                    <math:mo math:stretchy="false">−</math:mo>
                    <math:mi>k</math:mi>
                  </math:mrow>
                  <math:mo math:stretchy="false">−</math:mo>
                  <math:mn>1</math:mn>
                </math:mrow>
                <math:mo math:stretchy="false">)</math:mo>
              </math:mrow>
              <math:mo math:stretchy="false">−</math:mo>
              <math:msup>
                <math:mi>u</math:mi>
                <math:mi>o</math:mi>
              </math:msup>
            </math:mrow>
            <math:mrow>
              <math:mo math:stretchy="false">(</math:mo>
              <math:mrow>
                <math:mrow>
                  <math:mi>N</math:mi>
                  <math:mo math:stretchy="false">−</math:mo>
                  <math:mi>k</math:mi>
                </math:mrow>
                <math:mo math:stretchy="false">−</math:mo>
                <math:mn>1</math:mn>
              </math:mrow>
              <math:mo math:stretchy="false">)</math:mo>
            </math:mrow>
          </math:mrow>
          <math:mo math:stretchy="false">)</math:mo>
        </math:mrow>
        <math:mrow>
          <math:mi>k</math:mi>
          <math:mo math:stretchy="false">−</math:mo>
          <math:mn>1</math:mn>
        </math:mrow>
      </math:msup>
    </math:mrow>
    <math:annotation math:encoding="StarMath 5.0">~~~~ - u^o(N-k-1) 1 over k^{k-1} (L - x(N-k-1) - u^o(N-k-1))^{k-1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text>For </math:mtext>
      <math:mrow>
        <math:mi>k</math:mi>
        <math:mo math:stretchy="false">≠</math:mo>
        <math:mn>0</math:mn>
      </math:mrow>
      <math:mi>,</math:mi>
      <math:mi/>
      <math:mrow>
        <math:msup>
          <math:mrow>
            <math:mo math:stretchy="false">(</math:mo>
            <math:mrow>
              <math:mrow>
                <math:mi>L</math:mi>
                <math:mo math:stretchy="false">−</math:mo>
                <math:mi>x</math:mi>
              </math:mrow>
              <math:mrow>
                <math:mrow>
                  <math:mo math:stretchy="false">(</math:mo>
                  <math:mrow>
                    <math:mrow>
                      <math:mi>N</math:mi>
                      <math:mo math:stretchy="false">−</math:mo>
                      <math:mi>k</math:mi>
                    </math:mrow>
                    <math:mo math:stretchy="false">−</math:mo>
                    <math:mn>1</math:mn>
                  </math:mrow>
                  <math:mo math:stretchy="false">)</math:mo>
                </math:mrow>
                <math:mo math:stretchy="false">−</math:mo>
                <math:msup>
                  <math:mi>u</math:mi>
                  <math:mi>o</math:mi>
                </math:msup>
              </math:mrow>
              <math:mrow>
                <math:mo math:stretchy="false">(</math:mo>
                <math:mrow>
                  <math:mrow>
                    <math:mi>N</math:mi>
                    <math:mo math:stretchy="false">−</math:mo>
                    <math:mi>k</math:mi>
                  </math:mrow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  <math:mrow>
            <math:mi>k</math:mi>
            <math:mo math:stretchy="false">−</math:mo>
            <math:mn>1</math:mn>
          </math:mrow>
        </math:msup>
        <math:mo math:stretchy="false">≠</math:mo>
        <math:mn>0</math:mn>
      </math:mrow>
    </math:mrow>
    <math:annotation math:encoding="StarMath 5.0">"For " k &lt;&gt; 0 ,` (L - x(N-k-1) - u^o(N-k-1))^{k-1} &lt;&gt; 0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row>
          <math:mrow>
            <math:mo math:stretchy="false">(</math:mo>
            <math:mrow>
              <math:mrow>
                <math:mi>L</math:mi>
                <math:mo math:stretchy="false">−</math:mo>
                <math:mi>x</math:mi>
              </math:mrow>
              <math:mrow>
                <math:mrow>
                  <math:mo math:stretchy="false">(</math:mo>
                  <math:mrow>
                    <math:mrow>
                      <math:mi>N</math:mi>
                      <math:mo math:stretchy="false">−</math:mo>
                      <math:mi>k</math:mi>
                    </math:mrow>
                    <math:mo math:stretchy="false">−</math:mo>
                    <math:mn>1</math:mn>
                  </math:mrow>
                  <math:mo math:stretchy="false">)</math:mo>
                </math:mrow>
                <math:mo math:stretchy="false">−</math:mo>
                <math:msup>
                  <math:mi>u</math:mi>
                  <math:mi>o</math:mi>
                </math:msup>
              </math:mrow>
              <math:mrow>
                <math:mo math:stretchy="false">(</math:mo>
                <math:mrow>
                  <math:mrow>
                    <math:mi>N</math:mi>
                    <math:mo math:stretchy="false">−</math:mo>
                    <math:mi>k</math:mi>
                  </math:mrow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  <math:mo math:stretchy="false">−</math:mo>
          <math:mi>k</math:mi>
        </math:mrow>
      </math:mrow>
      <math:msup>
        <math:mi>u</math:mi>
        <math:mi>o</math:mi>
      </math:msup>
      <math:mrow>
        <math:mo math:stretchy="false">(</math:mo>
        <math:mrow>
          <math:mrow>
            <math:mi>N</math:mi>
            <math:mo math:stretchy="false">−</math:mo>
            <math:mi>k</math:mi>
          </math:mrow>
          <math:mo math:stretchy="false">−</math:mo>
          <math:mn>1</math:mn>
        </math:mrow>
        <math:mo math:stretchy="false">)</math:mo>
      </math:mrow>
    </math:mrow>
    <math:annotation math:encoding="StarMath 5.0">0 = (L - x(N-k-1) - u^o(N-k-1)) - k u^o(N-k-1)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i>o</math:mi>
      </math:msup>
      <math:mrow>
        <math:mrow>
          <math:mo math:stretchy="false">(</math:mo>
          <math:mrow>
            <math:mrow>
              <math:mi>N</math:mi>
              <math:mo math:stretchy="false">−</math:mo>
              <math:mi>k</math:mi>
            </math:mrow>
            <math:mo math:stretchy="false">−</math:mo>
            <math:mn>1</math:mn>
          </math:mrow>
          <math:mo math:stretchy="false">)</math:mo>
        </math:mrow>
        <math:mo math:stretchy="false">=</math:mo>
        <math:mfrac>
          <math:mn>1</math:mn>
          <math:mrow>
            <math:mi>k</math:mi>
            <math:mo math:stretchy="false">+</math:mo>
            <math:mn>1</math:mn>
          </math:mrow>
        </math:mfrac>
      </math:mrow>
      <math:mrow>
        <math:mo math:stretchy="false">(</math:mo>
        <math:mrow>
          <math:mrow>
            <math:mi>L</math:mi>
            <math:mo math:stretchy="false">−</math:mo>
            <math:mi>x</math:mi>
          </math:mrow>
          <math:mrow>
            <math:mo math:stretchy="false">(</math:mo>
            <math:mrow>
              <math:mrow>
                <math:mi>N</math:mi>
                <math:mo math:stretchy="false">−</math:mo>
                <math:mi>k</math:mi>
              </math:mrow>
              <math:mo math:stretchy="false">−</math:mo>
              <math:mn>1</math:mn>
            </math:mrow>
            <math:mo math:stretchy="false">)</math:mo>
          </math:mrow>
        </math:mrow>
        <math:mo math:stretchy="false">)</math:mo>
      </math:mrow>
      <math:mtext> so proposed general form holds by induction.</math:mtext>
    </math:mrow>
    <math:annotation math:encoding="StarMath 5.0">u^o(N-k-1) = 1 over {k + 1} (L - x(N-k-1)) " so proposed general form holds by induction."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  <math:mo math:stretchy="false">=</math:mo>
        <math:mi>A</math:mi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i>B</math:mi>
      </math:mrow>
      <math:mi>u</math:mi>
      <math:mrow>
        <math:mo math:stretchy="false">(</math:mo>
        <math:mi>k</math:mi>
        <math:mo math:stretchy="false">)</math:mo>
      </math:mrow>
      <math:mi>,</math:mi>
      <math:mi/>
      <math:mi>x</math:mi>
      <math:mrow>
        <math:mrow>
          <math:mo math:stretchy="false">(</math:mo>
          <math:mn>0</math:mn>
          <math:mo math:stretchy="false">)</math:mo>
        </math:mrow>
        <math:mo math:stretchy="false">≠</math:mo>
        <math:mn>0</math:mn>
      </math:mrow>
    </math:mrow>
    <math:annotation math:encoding="StarMath 5.0">x(k+1) = A x(k) + B u(k) ,` x(0) &lt;&gt; 0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i>J</math:mi>
      <math:mrow>
        <math:mrow>
          <math:mo math:stretchy="false">[</math:mo>
          <math:mrow>
            <math:msub>
              <math:mi>x</math:mi>
              <math:mi>m</math:mi>
            </math:msub>
            <math:mi>,</math:mi>
            <math:mi>m</math:mi>
            <math:mi>,</math:mi>
            <math:mi>S</math:mi>
            <math:mi>,</math:mi>
            <math:mi>N</math:mi>
          </math:mrow>
          <math:mo math:stretchy="false">]</math:mo>
        </math:mrow>
        <math:mo math:stretchy="false">=</math:mo>
        <math:mfrac>
          <math:mn>1</math:mn>
          <math:mn>2</math:mn>
        </math:mfrac>
      </math:mrow>
      <math:msup>
        <math:mi>x</math:mi>
        <math:mi>T</math:mi>
      </math:msup>
      <math:mrow>
        <math:mo math:stretchy="false">(</math:mo>
        <math:mi>N</math:mi>
        <math:mo math:stretchy="false">)</math:mo>
      </math:mrow>
      <math:mi>S</math:mi>
      <math:mi>x</math:mi>
      <math:mrow>
        <math:mrow>
          <math:mo math:stretchy="false">(</math:mo>
          <math:mi>N</math:mi>
          <math:mo math:stretchy="false">)</math:mo>
        </math:mrow>
        <math:mo math:stretchy="false">+</math:mo>
        <math:mfrac>
          <math:mn>1</math:mn>
          <math:mn>2</math:mn>
        </math:mfrac>
      </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{</math:mo>
          <math:mrow>
            <math:msup>
              <math:mi>x</math:mi>
              <math:mi>T</math:mi>
            </math:msup>
            <math:mrow>
              <math:mo math:stretchy="false">(</math:mo>
              <math:mi>k</math:mi>
              <math:mo math:stretchy="false">)</math:mo>
            </math:mrow>
            <math:mi>Q</math:mi>
            <math:mi>x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+</math:mo>
              <math:msup>
                <math:mi>u</math:mi>
                <math:mi>T</math:mi>
              </math:msup>
            </math:mrow>
            <math:mrow>
              <math:mo math:stretchy="false">(</math:mo>
              <math:mi>k</math:mi>
              <math:mo math:stretchy="false">)</math:mo>
            </math:mrow>
            <math:mi>R</math:mi>
            <math:mi>u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</math:mrow>
    </math:mrow>
    <math:annotation math:encoding="StarMath 5.0">J[x_m , m , S , N] = 1 over 2 x^T(N) S x(N) + 1 over 2 sum from k=m to N-1 lbrace x^T(k) Q x(k) + u^T(k) R u(k) rbrace</math:annotation>
  </math:semantics>
</math:math>
</file>